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1c2f1" officeooo:paragraph-rsid="0011c2f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0381" officeooo:paragraph-rsid="00150381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6c5d7" officeooo:paragraph-rsid="0016c5d7"/>
    </style:style>
    <style:style style:name="P4" style:family="paragraph" style:parent-style-name="Standard">
      <style:text-properties officeooo:rsid="0016c5d7" officeooo:paragraph-rsid="0018bd46"/>
    </style:style>
    <style:style style:name="P5" style:family="paragraph" style:parent-style-name="Standard">
      <style:text-properties officeooo:rsid="0016c5d7" officeooo:paragraph-rsid="001b8824"/>
    </style:style>
    <style:style style:name="P6" style:family="paragraph" style:parent-style-name="Standard">
      <style:text-properties officeooo:rsid="00176a51" officeooo:paragraph-rsid="00176a51"/>
    </style:style>
    <style:style style:name="P7" style:family="paragraph" style:parent-style-name="Standard">
      <style:text-properties style:font-name="Liberation Serif" fo:font-size="16pt" fo:font-weight="bold" officeooo:rsid="0016c5d7" officeooo:paragraph-rsid="0016c5d7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size="16pt" fo:font-weight="bold" officeooo:rsid="0011f063" officeooo:paragraph-rsid="0011f063" style:font-size-asian="16pt" style:font-weight-asian="bold" style:font-size-complex="16pt" style:font-weight-complex="bold"/>
    </style:style>
    <style:style style:name="P9" style:family="paragraph" style:parent-style-name="Text_20_body">
      <loext:graphic-properties draw:fill="solid" draw:fill-color="#ffffff" draw:opacity="100%"/>
      <style:paragraph-properties fo:background-color="#ffffff"/>
      <style:text-properties fo:font-size="14pt" fo:font-weight="bold" officeooo:rsid="001377bf" officeooo:paragraph-rsid="00287e9e" style:font-size-asian="12.25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normal" officeooo:rsid="0011f063" officeooo:paragraph-rsid="0011f063" style:font-size-asian="14pt" style:font-weight-asian="normal" style:font-size-complex="14pt" style:font-weight-complex="normal"/>
    </style:style>
    <style:style style:name="P11" style:family="paragraph" style:parent-style-name="Text_20_body">
      <style:text-properties fo:font-size="14pt" officeooo:paragraph-rsid="0011f063"/>
    </style:style>
    <style:style style:name="P12" style:family="paragraph" style:parent-style-name="Text_20_body">
      <loext:graphic-properties draw:fill="solid" draw:fill-color="#ffffff" draw:opacity="100%"/>
      <style:paragraph-properties fo:background-color="#ffffff"/>
      <style:text-properties officeooo:rsid="001377bf" officeooo:paragraph-rsid="001377bf"/>
    </style:style>
    <style:style style:name="P13" style:family="paragraph" style:parent-style-name="Text_20_body">
      <loext:graphic-properties draw:fill="solid" draw:fill-color="#ffffff" draw:opacity="100%"/>
      <style:paragraph-properties fo:background-color="#ffffff"/>
      <style:text-properties officeooo:rsid="00150381" officeooo:paragraph-rsid="00150381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DejaVu Sans Mono" fo:font-size="12pt"/>
    </style:style>
    <style:style style:name="P15" style:family="paragraph" style:parent-style-name="Preformatted_20_Text">
      <style:text-properties fo:color="#080808" style:font-name="DejaVu Sans Mono" fo:font-size="12pt" fo:font-weight="bold" officeooo:rsid="0011c2f1" officeooo:paragraph-rsid="0011c2f1" style:font-size-asian="16pt" style:font-weight-asian="bold" style:font-size-complex="16pt" style:font-weight-complex="bold"/>
    </style:style>
    <style:style style:name="P16" style:family="paragraph" style:parent-style-name="Preformatted_20_Text">
      <style:text-properties fo:color="#080808" style:font-name="DejaVu Sans Mono" fo:font-size="12pt" officeooo:rsid="00176a51" officeooo:paragraph-rsid="00176a51"/>
    </style:style>
    <style:style style:name="P17" style:family="paragraph" style:parent-style-name="Preformatted_20_Text">
      <style:text-properties fo:color="#080808" style:font-name="DejaVu Sans Mono" fo:font-size="12pt" officeooo:rsid="00189158" officeooo:paragraph-rsid="00189158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DejaVu Sans Mono" fo:font-size="12pt" officeooo:rsid="00189158" officeooo:paragraph-rsid="00189158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0" style:family="paragraph" style:parent-style-name="Preformatted_20_Text">
      <style:text-properties fo:color="#080808" officeooo:paragraph-rsid="0011f063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1377bf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189158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18bd46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18e409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202d08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e880d" style:font-name="DejaVu Sans Mono" fo:font-size="12pt"/>
    </style:style>
    <style:style style:name="P27" style:family="paragraph" style:parent-style-name="Preformatted_20_Text">
      <style:text-properties fo:color="#9e880d" style:font-name="DejaVu Sans Mono" fo:font-size="12pt" fo:font-weight="bold" officeooo:rsid="0011c2f1" officeooo:paragraph-rsid="0011c2f1" style:font-size-asian="16pt" style:font-weight-asian="bold" style:font-size-complex="16pt" style:font-weight-complex="bold"/>
    </style:style>
    <style:style style:name="P28" style:family="paragraph" style:parent-style-name="Preformatted_20_Text">
      <style:text-properties fo:color="#9e880d" style:font-name="DejaVu Sans Mono" fo:font-size="12pt" officeooo:paragraph-rsid="00189158"/>
    </style:style>
    <style:style style:name="P29" style:family="paragraph" style:parent-style-name="Preformatted_20_Text">
      <style:text-properties fo:color="#9e880d" style:font-name="DejaVu Sans Mono" fo:font-size="12pt" officeooo:rsid="00189158" officeooo:paragraph-rsid="00189158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e880d" style:font-name="DejaVu Sans Mono" fo:font-size="12pt" officeooo:rsid="00189158" officeooo:paragraph-rsid="00189158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e880d"/>
    </style:style>
    <style:style style:name="P3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 fo:font-weight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 officeooo:rsid="0016475a" officeooo:paragraph-rsid="0016475a"/>
    </style:style>
    <style:style style:name="P3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 officeooo:rsid="00189158" officeooo:paragraph-rsid="00189158"/>
    </style:style>
    <style:style style:name="P3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 officeooo:paragraph-rsid="0021a5f5"/>
    </style:style>
    <style:style style:name="P3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 officeooo:paragraph-rsid="00235520"/>
    </style:style>
    <style:style style:name="P3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officeooo:rsid="00189158" officeooo:paragraph-rsid="00189158"/>
    </style:style>
    <style:style style:name="P4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officeooo:paragraph-rsid="00189158"/>
    </style:style>
    <style:style style:name="P4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08080" style:font-name="DejaVu Sans Mono" fo:font-size="12pt"/>
    </style:style>
    <style:style style:name="P4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officeooo:rsid="00189158" officeooo:paragraph-rsid="0018e409"/>
    </style:style>
    <style:style style:name="P4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officeooo:rsid="00189158" officeooo:paragraph-rsid="001b8824"/>
    </style:style>
    <style:style style:name="P4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189158" officeooo:paragraph-rsid="001b8824"/>
    </style:style>
    <style:style style:name="P4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19cee6" officeooo:paragraph-rsid="0019cee6"/>
    </style:style>
    <style:style style:name="P4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21a5f5" officeooo:paragraph-rsid="0021a5f5"/>
    </style:style>
    <style:style style:name="P4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252482" officeooo:paragraph-rsid="0025f001"/>
    </style:style>
    <style:style style:name="P4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25f001" officeooo:paragraph-rsid="0025f001"/>
    </style:style>
    <style:style style:name="P4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6pt" fo:font-weight="bold" officeooo:rsid="0018e409" officeooo:paragraph-rsid="0018e409" style:font-size-asian="16pt" style:font-weight-asian="bold" style:font-size-complex="16pt" style:font-weight-complex="bold"/>
    </style:style>
    <style:style style:name="P5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6pt" fo:font-weight="bold" officeooo:rsid="001b9c6f" officeooo:paragraph-rsid="001b9c6f" style:font-size-asian="16pt" style:font-weight-asian="bold" style:font-size-complex="16pt" style:font-weight-complex="bold"/>
    </style:style>
    <style:style style:name="P5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6pt" fo:font-weight="bold" officeooo:rsid="001b9c6f" officeooo:paragraph-rsid="0025f001" style:font-size-asian="16pt" style:font-weight-asian="bold" style:font-size-complex="16pt" style:font-weight-complex="bold"/>
    </style:style>
    <style:style style:name="P5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4pt" officeooo:paragraph-rsid="0018e409"/>
    </style:style>
    <style:style style:name="P5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4pt" officeooo:paragraph-rsid="0019cee6"/>
    </style:style>
    <style:style style:name="P5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4pt" officeooo:rsid="0019cee6" officeooo:paragraph-rsid="0019cee6"/>
    </style:style>
    <style:style style:name="P5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4pt" officeooo:rsid="0019cee6" officeooo:paragraph-rsid="001b9c6f"/>
    </style:style>
    <style:style style:name="P5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4pt" officeooo:rsid="001c8aa9" officeooo:paragraph-rsid="001c8aa9"/>
    </style:style>
    <style:style style:name="P5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officeooo:rsid="0021a5f5" officeooo:paragraph-rsid="0021a5f5"/>
    </style:style>
    <style:style style:name="P5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89158" officeooo:paragraph-rsid="00189158"/>
    </style:style>
    <style:style style:name="P5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paragraph-rsid="0018e409"/>
    </style:style>
    <style:style style:name="P6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9cee6" officeooo:paragraph-rsid="0019cee6"/>
    </style:style>
    <style:style style:name="P6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9cee6" officeooo:paragraph-rsid="001b9c6f"/>
    </style:style>
    <style:style style:name="P6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c8aa9" officeooo:paragraph-rsid="001c8aa9"/>
    </style:style>
    <style:style style:name="P6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df0e3" officeooo:paragraph-rsid="001df0e3"/>
    </style:style>
    <style:style style:name="P6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df0e3" officeooo:paragraph-rsid="001fdbdc"/>
    </style:style>
    <style:style style:name="P6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paragraph-rsid="001df0e3"/>
    </style:style>
    <style:style style:name="P6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fdbdc" officeooo:paragraph-rsid="00202d08"/>
    </style:style>
    <style:style style:name="P6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paragraph-rsid="001c8aa9"/>
    </style:style>
    <style:style style:name="P6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202d08" officeooo:paragraph-rsid="00202d08"/>
    </style:style>
    <style:style style:name="P6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202d08" officeooo:paragraph-rsid="0025f001"/>
    </style:style>
    <style:style style:name="P7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252482" officeooo:paragraph-rsid="001df0e3"/>
    </style:style>
    <style:style style:name="P7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252482" officeooo:paragraph-rsid="0025f001"/>
    </style:style>
    <style:style style:name="P7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287e9e" officeooo:paragraph-rsid="00287e9e" style:font-size-asian="12.25pt" style:font-size-complex="14pt"/>
    </style:style>
    <style:style style:name="P7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6pt" officeooo:rsid="00202d08" officeooo:paragraph-rsid="00202d08" style:font-size-asian="16pt" style:font-size-complex="16pt"/>
    </style:style>
    <style:style style:name="P7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6pt" officeooo:rsid="00202d08" officeooo:paragraph-rsid="00275e91" style:font-size-asian="16pt" style:font-size-complex="16pt"/>
    </style:style>
    <style:style style:name="P7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6pt" officeooo:rsid="00202d08" officeooo:paragraph-rsid="0027d686" style:font-size-asian="16pt" style:font-size-complex="16pt"/>
    </style:style>
    <style:style style:name="P7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6pt" officeooo:rsid="00202d08" officeooo:paragraph-rsid="002a4c1c" style:font-size-asian="16pt" style:font-size-complex="16pt"/>
    </style:style>
    <style:style style:name="P7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4pt" officeooo:rsid="00252482" officeooo:paragraph-rsid="00252482" style:font-size-asian="14pt" style:font-size-complex="14pt"/>
    </style:style>
    <style:style style:name="P7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4pt" officeooo:rsid="00252482" officeooo:paragraph-rsid="00287e9e" style:font-size-asian="14pt" style:font-size-complex="14pt"/>
    </style:style>
    <style:style style:name="P7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4pt" officeooo:rsid="00275e91" officeooo:paragraph-rsid="00275e91" style:font-size-asian="14pt" style:font-size-complex="14pt"/>
    </style:style>
    <style:style style:name="P8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4pt" officeooo:rsid="002a4c1c" officeooo:paragraph-rsid="00275e91" style:font-size-asian="14pt" style:font-size-complex="14pt"/>
    </style:style>
    <style:style style:name="P8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4pt" officeooo:paragraph-rsid="0027d686"/>
    </style:style>
    <style:style style:name="P8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4pt" officeooo:rsid="00287e9e" officeooo:paragraph-rsid="00287e9e" style:font-size-asian="12.25pt" style:font-size-complex="14pt"/>
    </style:style>
    <style:style style:name="P8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4pt" officeooo:paragraph-rsid="002a4c1c"/>
    </style:style>
    <style:style style:name="P8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4pt" officeooo:rsid="002a4c1c" officeooo:paragraph-rsid="002a4c1c"/>
    </style:style>
    <style:style style:name="P8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1" fo:font-size="12pt" officeooo:rsid="00275e91" officeooo:paragraph-rsid="00275e91" style:font-size-asian="12pt" style:font-size-complex="12pt"/>
    </style:style>
    <style:style style:name="P8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paragraph-rsid="0019cee6"/>
    </style:style>
    <style:style style:name="P8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rsid="001c8aa9" officeooo:paragraph-rsid="001c8aa9"/>
    </style:style>
    <style:style style:name="P8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paragraph-rsid="001c8aa9"/>
    </style:style>
    <style:style style:name="P8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rsid="00202d08" officeooo:paragraph-rsid="00202d08"/>
    </style:style>
    <style:style style:name="P9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rsid="00202d08" officeooo:paragraph-rsid="00252482" style:font-size-asian="16pt" style:font-size-complex="16pt"/>
    </style:style>
    <style:style style:name="P9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rsid="00252482" officeooo:paragraph-rsid="00252482" style:font-size-asian="14pt" style:font-size-complex="14pt"/>
    </style:style>
    <style:style style:name="P9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rsid="00287e9e" officeooo:paragraph-rsid="00287e9e" style:font-size-asian="12.25pt" style:font-size-complex="14pt"/>
    </style:style>
    <style:style style:name="P9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paragraph-rsid="002a4c1c"/>
    </style:style>
    <style:style style:name="P94" style:family="paragraph" style:parent-style-name="Preformatted_20_Text">
      <loext:graphic-properties draw:fill="solid" draw:fill-color="#ffffff" draw:opacity="100%"/>
      <style:paragraph-properties fo:margin-top="0in" fo:margin-bottom="0in" loext:contextual-spacing="true" fo:background-color="#ffffff"/>
      <style:text-properties fo:color="#080808" style:font-name="DejaVu Sans Mono" fo:font-size="12pt"/>
    </style:style>
    <style:style style:name="P95" style:family="paragraph" style:parent-style-name="Preformatted_20_Text">
      <loext:graphic-properties draw:fill="solid" draw:fill-color="#ffffff" draw:opacity="100%"/>
      <style:paragraph-properties fo:margin-top="0in" fo:margin-bottom="0in" loext:contextual-spacing="true" fo:background-color="#ffffff"/>
      <style:text-properties fo:color="#080808" style:font-name="DejaVu Sans Mono" fo:font-size="12pt" officeooo:rsid="0027d686" officeooo:paragraph-rsid="0027d686"/>
    </style:style>
    <style:style style:name="P96" style:family="paragraph" style:parent-style-name="Preformatted_20_Text">
      <loext:graphic-properties draw:fill="solid" draw:fill-color="#ffffff" draw:opacity="100%"/>
      <style:paragraph-properties fo:margin-top="0in" fo:margin-bottom="0in" loext:contextual-spacing="true" fo:background-color="#ffffff"/>
      <style:text-properties fo:color="#080808"/>
    </style:style>
    <style:style style:name="P97" style:family="paragraph" style:parent-style-name="Preformatted_20_Text">
      <loext:graphic-properties draw:fill="solid" draw:fill-color="#ffffff" draw:opacity="100%"/>
      <style:paragraph-properties fo:margin-top="0in" fo:margin-bottom="0in" loext:contextual-spacing="true" fo:background-color="#ffffff"/>
      <style:text-properties fo:color="#080808" style:font-name="Liberation Serif" fo:font-size="14pt" officeooo:rsid="001c8aa9"/>
    </style:style>
    <style:style style:name="P98" style:family="paragraph" style:parent-style-name="Preformatted_20_Text">
      <loext:graphic-properties draw:fill="solid" draw:fill-color="#ffffff" draw:opacity="100%"/>
      <style:paragraph-properties fo:margin-top="0in" fo:margin-bottom="0in" loext:contextual-spacing="true" fo:background-color="#ffffff"/>
      <style:text-properties fo:color="#9e880d" style:font-name="DejaVu Sans Mono" fo:font-size="12pt" officeooo:rsid="00189158" officeooo:paragraph-rsid="00235520"/>
    </style:style>
    <style:style style:name="P9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line-height="115%" fo:text-indent="0.5in" style:auto-text-indent="false" fo:background-color="#ffffff"/>
      <style:text-properties fo:color="#080808" style:font-name="Liberation Serif" fo:font-size="14pt" officeooo:rsid="0027d686" officeooo:paragraph-rsid="0027d686" style:font-size-asian="14pt" style:font-size-complex="14pt"/>
    </style:style>
    <style:style style:name="P100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true" fo:line-height="115%" fo:text-indent="0.5in" style:auto-text-indent="false" style:page-number="auto" fo:background-color="#ffffff"/>
      <style:text-properties fo:color="#080808" style:font-name="Liberation Serif" fo:font-size="14pt" officeooo:rsid="0027d686" officeooo:paragraph-rsid="0027d686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4pt" style:font-weight-asian="normal" style:font-size-complex="14pt" style:font-weight-complex="normal"/>
    </style:style>
    <style:style style:name="T5" style:family="text">
      <style:text-properties fo:font-weight="normal" officeooo:rsid="0011f063" style:font-size-asian="14pt" style:font-weight-asian="normal" style:font-size-complex="14pt" style:font-weight-complex="normal"/>
    </style:style>
    <style:style style:name="T6" style:family="text">
      <style:text-properties fo:font-weight="normal" officeooo:rsid="0019cee6" style:font-size-asian="14pt" style:font-weight-asian="normal" style:font-size-complex="14pt" style:font-weight-complex="normal"/>
    </style:style>
    <style:style style:name="T7" style:family="text">
      <style:text-properties fo:font-weight="normal" officeooo:rsid="001c8aa9" style:font-size-asian="14pt" style:font-weight-asian="normal" style:font-size-complex="14pt" style:font-weight-complex="normal"/>
    </style:style>
    <style:style style:name="T8" style:family="text">
      <style:text-properties fo:font-weight="normal" style:font-size-asian="16pt" style:font-weight-asian="normal" style:font-size-complex="16pt" style:font-weight-complex="normal"/>
    </style:style>
    <style:style style:name="T9" style:family="text">
      <style:text-properties fo:font-weight="normal" officeooo:rsid="00189158" style:font-size-asian="16pt" style:font-weight-asian="normal" style:font-size-complex="16pt" style:font-weight-complex="normal"/>
    </style:style>
    <style:style style:name="T10" style:family="text">
      <style:text-properties fo:font-weight="normal" officeooo:rsid="00235520" style:font-size-asian="16pt" style:font-weight-asian="normal" style:font-size-complex="16pt" style:font-weight-complex="normal"/>
    </style:style>
    <style:style style:name="T11" style:family="text">
      <style:text-properties fo:color="#080808" style:font-name="DejaVu Sans Mono" fo:font-size="12pt" fo:font-weight="bold" officeooo:rsid="0011f063" style:font-size-asian="14pt" style:font-weight-asian="normal" style:font-size-complex="14pt" style:font-weight-complex="normal"/>
    </style:style>
    <style:style style:name="T12" style:family="text">
      <style:text-properties fo:color="#080808" style:font-name="Liberation Serif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80808" style:font-name="Liberation Serif" fo:font-size="14pt" fo:font-weight="normal" officeooo:rsid="0011f063" style:font-size-asian="14pt" style:font-weight-asian="normal" style:font-size-complex="14pt" style:font-weight-complex="normal"/>
    </style:style>
    <style:style style:name="T14" style:family="text">
      <style:text-properties fo:color="#080808" style:font-name="Liberation Serif" fo:font-size="14pt" fo:font-weight="normal" officeooo:rsid="00150381" style:font-size-asian="14pt" style:font-weight-asian="normal" style:font-size-complex="14pt" style:font-weight-complex="normal"/>
    </style:style>
    <style:style style:name="T15" style:family="text">
      <style:text-properties fo:color="#080808" style:font-name="Liberation Serif" fo:font-weight="normal" officeooo:rsid="0011f063" style:font-size-asian="14pt" style:font-weight-asian="normal" style:font-weight-complex="normal"/>
    </style:style>
    <style:style style:name="T16" style:family="text">
      <style:text-properties fo:color="#080808" style:font-name="Liberation Serif" fo:font-weight="normal" officeooo:rsid="00150381" style:font-size-asian="14pt" style:font-weight-asian="normal" style:font-weight-complex="normal"/>
    </style:style>
    <style:style style:name="T17" style:family="text">
      <style:text-properties fo:color="#080808" style:font-name="Liberation Serif" fo:font-weight="normal" officeooo:rsid="0016475a" style:font-size-asian="14pt" style:font-weight-asian="normal" style:font-weight-complex="normal"/>
    </style:style>
    <style:style style:name="T18" style:family="text">
      <style:text-properties style:font-name="DejaVu Sans Mono" fo:font-size="12pt"/>
    </style:style>
    <style:style style:name="T19" style:family="text">
      <style:text-properties style:font-name="DejaVu Sans Mono" fo:font-size="12pt" fo:font-weight="normal" officeooo:rsid="0011f063" style:font-size-asian="14pt" style:font-weight-asian="normal" style:font-size-complex="14pt" style:font-weight-complex="normal"/>
    </style:style>
    <style:style style:name="T20" style:family="text">
      <style:text-properties style:font-name="DejaVu Sans Mono" fo:font-size="12pt" fo:font-weight="bold" officeooo:rsid="0011f063" style:font-size-asian="14pt" style:font-weight-asian="normal" style:font-size-complex="14pt" style:font-weight-complex="normal"/>
    </style:style>
    <style:style style:name="T21" style:family="text">
      <style:text-properties style:font-name="DejaVu Sans Mono" fo:font-size="12pt" officeooo:rsid="0018bd46"/>
    </style:style>
    <style:style style:name="T22" style:family="text">
      <style:text-properties style:font-name="DejaVu Sans Mono" fo:font-size="12pt" officeooo:rsid="0018e409"/>
    </style:style>
    <style:style style:name="T23" style:family="text">
      <style:text-properties style:font-name="DejaVu Sans Mono" fo:font-size="10pt" style:font-size-asian="10pt" style:font-size-complex="10pt"/>
    </style:style>
    <style:style style:name="T24" style:family="text">
      <style:text-properties fo:color="#067d17" style:font-name="DejaVu Sans Mono" fo:font-size="12pt"/>
    </style:style>
    <style:style style:name="T25" style:family="text">
      <style:text-properties fo:color="#067d17" style:font-name="DejaVu Sans Mono" fo:font-size="12pt" officeooo:rsid="0011f063"/>
    </style:style>
    <style:style style:name="T26" style:family="text">
      <style:text-properties fo:color="#067d17" style:font-name="DejaVu Sans Mono" fo:font-size="12pt" officeooo:rsid="001377bf"/>
    </style:style>
    <style:style style:name="T27" style:family="text">
      <style:text-properties fo:color="#067d17" fo:font-weight="normal" style:font-size-asian="14pt" style:font-weight-asian="normal" style:font-size-complex="14pt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style:font-name="DejaVu Sans Mono" fo:font-size="12pt"/>
    </style:style>
    <style:style style:name="T30" style:family="text">
      <style:text-properties fo:color="#000000" style:font-name="DejaVu Sans Mono" fo:font-size="12pt" officeooo:rsid="001377bf"/>
    </style:style>
    <style:style style:name="T31" style:family="text">
      <style:text-properties fo:color="#000000" style:font-name="DejaVu Sans Mono" fo:font-size="12pt" fo:font-weight="normal" style:font-size-asian="16pt" style:font-weight-asian="normal" style:font-size-complex="16pt" style:font-weight-complex="normal"/>
    </style:style>
    <style:style style:name="T32" style:family="text">
      <style:text-properties fo:color="#000000" style:font-name="DejaVu Sans Mono" fo:font-size="12pt" fo:font-weight="normal" officeooo:rsid="0011c2f1" style:font-size-asian="16pt" style:font-weight-asian="normal" style:font-size-complex="16pt" style:font-weight-complex="normal"/>
    </style:style>
    <style:style style:name="T33" style:family="text">
      <style:text-properties fo:color="#000000" style:font-name="DejaVu Sans Mono" fo:font-size="12pt" fo:font-weight="normal" officeooo:rsid="00176a51" style:font-size-asian="16pt" style:font-weight-asian="normal" style:font-size-complex="16pt" style:font-weight-complex="normal"/>
    </style:style>
    <style:style style:name="T34" style:family="text">
      <style:text-properties fo:color="#000000" style:font-name="DejaVu Sans Mono" fo:font-size="12pt" fo:font-weight="normal" officeooo:rsid="0018bd46" style:font-size-asian="16pt" style:font-weight-asian="normal" style:font-size-complex="16pt" style:font-weight-complex="normal"/>
    </style:style>
    <style:style style:name="T35" style:family="text">
      <style:text-properties fo:color="#000000" style:font-name="DejaVu Sans Mono" fo:font-size="12pt" fo:font-weight="normal" officeooo:rsid="001b8824" style:font-size-asian="16pt" style:font-weight-asian="normal" style:font-size-complex="16pt" style:font-weight-complex="normal"/>
    </style:style>
    <style:style style:name="T36" style:family="text">
      <style:text-properties fo:color="#000000" style:font-name="DejaVu Sans Mono" fo:font-size="12pt" fo:font-weight="normal" style:font-size-asian="14pt" style:font-weight-asian="normal" style:font-size-complex="14pt" style:font-weight-complex="normal"/>
    </style:style>
    <style:style style:name="T37" style:family="text">
      <style:text-properties fo:color="#000000" style:font-name="DejaVu Sans Mono" fo:font-size="12pt" fo:font-weight="normal" officeooo:rsid="0019cee6" style:font-size-asian="14pt" style:font-weight-asian="normal" style:font-size-complex="14pt" style:font-weight-complex="normal"/>
    </style:style>
    <style:style style:name="T38" style:family="text">
      <style:text-properties fo:color="#000000" style:font-name="DejaVu Sans Mono" fo:font-size="12pt" fo:font-weight="normal" officeooo:rsid="001b8824" style:font-size-asian="14pt" style:font-weight-asian="normal" style:font-size-complex="14pt" style:font-weight-complex="normal"/>
    </style:style>
    <style:style style:name="T39" style:family="text">
      <style:text-properties fo:color="#000000" style:font-name="DejaVu Sans Mono" fo:font-size="12pt" fo:font-weight="normal" officeooo:rsid="001b9c6f" style:font-size-asian="14pt" style:font-weight-asian="normal" style:font-size-complex="14pt" style:font-weight-complex="normal"/>
    </style:style>
    <style:style style:name="T40" style:family="text">
      <style:text-properties fo:color="#000000" style:font-name="DejaVu Sans Mono" fo:font-size="12pt" fo:font-weight="normal" officeooo:rsid="002a4c1c" style:font-size-asian="14pt" style:font-weight-asian="normal" style:font-size-complex="14pt" style:font-weight-complex="normal"/>
    </style:style>
    <style:style style:name="T41" style:family="text">
      <style:text-properties fo:color="#000000" style:font-name="DejaVu Sans Mono" fo:font-size="12pt" fo:font-weight="normal" style:font-weight-asian="normal" style:font-weight-complex="normal"/>
    </style:style>
    <style:style style:name="T42" style:family="text">
      <style:text-properties fo:color="#000000" style:font-name="DejaVu Sans Mono" fo:font-size="12pt" fo:font-weight="normal" officeooo:rsid="0025f738" style:font-weight-asian="normal" style:font-weight-complex="normal"/>
    </style:style>
    <style:style style:name="T43" style:family="text">
      <style:text-properties fo:color="#000000" style:font-name="DejaVu Sans Mono" fo:font-size="12pt" officeooo:rsid="0018bd46"/>
    </style:style>
    <style:style style:name="T44" style:family="text">
      <style:text-properties fo:color="#000000" style:font-name="DejaVu Sans Mono" fo:font-size="12pt" officeooo:rsid="0018e409"/>
    </style:style>
    <style:style style:name="T45" style:family="text">
      <style:text-properties fo:color="#000000" style:font-name="DejaVu Sans Mono" fo:font-size="12pt" officeooo:rsid="0019cee6"/>
    </style:style>
    <style:style style:name="T46" style:family="text">
      <style:text-properties fo:color="#000000" style:font-name="DejaVu Sans Mono" fo:font-size="12pt" officeooo:rsid="001b8824"/>
    </style:style>
    <style:style style:name="T47" style:family="text">
      <style:text-properties fo:color="#000000" style:font-name="Liberation Serif" fo:font-size="12pt" fo:font-weight="normal" officeooo:rsid="0016475a" style:font-size-asian="16pt" style:font-weight-asian="normal" style:font-size-complex="16pt" style:font-weight-complex="normal"/>
    </style:style>
    <style:style style:name="T48" style:family="text">
      <style:text-properties fo:color="#000000" style:font-name="Liberation Serif" fo:font-weight="normal" officeooo:rsid="0016475a" style:font-size-asian="14pt" style:font-weight-asian="normal" style:font-weight-complex="normal"/>
    </style:style>
    <style:style style:name="T49" style:family="text">
      <style:text-properties fo:color="#000000" style:font-name="Liberation Serif" fo:font-weight="normal" officeooo:rsid="0011c2f1" style:font-size-asian="14pt" style:font-weight-asian="normal" style:font-weight-complex="normal"/>
    </style:style>
    <style:style style:name="T50" style:family="text">
      <style:text-properties fo:color="#000000" style:font-name="Liberation Serif" fo:font-weight="normal" officeooo:rsid="00287e9e" style:font-size-asian="14pt" style:font-weight-asian="normal" style:font-weight-complex="normal"/>
    </style:style>
    <style:style style:name="T51" style:family="text">
      <style:text-properties fo:color="#000000" fo:font-weight="normal" style:font-size-asian="16pt" style:font-weight-asian="normal" style:font-size-complex="16pt" style:font-weight-complex="normal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fo:color="#000000" fo:font-weight="normal" officeooo:rsid="00252482" style:font-weight-asian="normal" style:font-weight-complex="normal"/>
    </style:style>
    <style:style style:name="T54" style:family="text">
      <style:text-properties fo:color="#000000" fo:font-weight="normal" officeooo:rsid="0025f738" style:font-weight-asian="normal" style:font-weight-complex="normal"/>
    </style:style>
    <style:style style:name="T55" style:family="text">
      <style:text-properties fo:color="#000000" fo:font-weight="normal" officeooo:rsid="00275e91" style:font-weight-asian="normal" style:font-weight-complex="normal"/>
    </style:style>
    <style:style style:name="T56" style:family="text">
      <style:text-properties fo:color="#000000" fo:font-weight="normal" officeooo:rsid="0027d686" style:font-weight-asian="normal" style:font-weight-complex="normal"/>
    </style:style>
    <style:style style:name="T57" style:family="text">
      <style:text-properties fo:color="#000000" fo:font-weight="normal" officeooo:rsid="002a4c1c" style:font-weight-asian="normal" style:font-weight-complex="normal"/>
    </style:style>
    <style:style style:name="T58" style:family="text">
      <style:text-properties fo:color="#000000" fo:font-weight="normal" style:font-size-asian="14pt" style:font-weight-asian="normal" style:font-size-complex="14pt" style:font-weight-complex="normal"/>
    </style:style>
    <style:style style:name="T59" style:family="text">
      <style:text-properties fo:color="#000000" fo:font-weight="normal" officeooo:rsid="0019cee6" style:font-size-asian="14pt" style:font-weight-asian="normal" style:font-size-complex="14pt" style:font-weight-complex="normal"/>
    </style:style>
    <style:style style:name="T60" style:family="text">
      <style:text-properties fo:color="#000000" fo:font-weight="normal" officeooo:rsid="0018e409" style:font-size-asian="14pt" style:font-weight-asian="normal" style:font-size-complex="14pt" style:font-weight-complex="normal"/>
    </style:style>
    <style:style style:name="T61" style:family="text">
      <style:text-properties fo:color="#000000" fo:font-weight="normal" officeooo:rsid="001b9c6f" style:font-size-asian="14pt" style:font-weight-asian="normal" style:font-size-complex="14pt" style:font-weight-complex="normal"/>
    </style:style>
    <style:style style:name="T62" style:family="text">
      <style:text-properties fo:color="#000000" fo:font-weight="normal" officeooo:rsid="001df0e3" style:font-size-asian="14pt" style:font-weight-asian="normal" style:font-size-complex="14pt" style:font-weight-complex="normal"/>
    </style:style>
    <style:style style:name="T63" style:family="text">
      <style:text-properties fo:color="#000000" fo:font-weight="normal" officeooo:rsid="00202d08" style:font-size-asian="14pt" style:font-weight-asian="normal" style:font-size-complex="14pt" style:font-weight-complex="normal"/>
    </style:style>
    <style:style style:name="T64" style:family="text">
      <style:text-properties fo:color="#000000" fo:font-weight="normal" officeooo:rsid="00252482" style:font-size-asian="14pt" style:font-weight-asian="normal" style:font-size-complex="14pt" style:font-weight-complex="normal"/>
    </style:style>
    <style:style style:name="T65" style:family="text">
      <style:text-properties fo:color="#000000" fo:font-weight="normal" officeooo:rsid="0025f001" style:font-size-asian="14pt" style:font-weight-asian="normal" style:font-size-complex="14pt" style:font-weight-complex="normal"/>
    </style:style>
    <style:style style:name="T66" style:family="text">
      <style:text-properties fo:color="#000000" fo:font-weight="normal" officeooo:rsid="00275e91" style:font-size-asian="14pt" style:font-weight-asian="normal" style:font-size-complex="14pt" style:font-weight-complex="normal"/>
    </style:style>
    <style:style style:name="T67" style:family="text">
      <style:text-properties fo:color="#000000" fo:font-weight="normal" officeooo:rsid="002a4c1c" style:font-size-asian="14pt" style:font-weight-asian="normal" style:font-size-complex="14pt" style:font-weight-complex="normal"/>
    </style:style>
    <style:style style:name="T68" style:family="text">
      <style:text-properties fo:color="#000000" fo:font-weight="normal" style:font-size-asian="14pt" style:font-weight-asian="normal" style:font-weight-complex="normal"/>
    </style:style>
    <style:style style:name="T69" style:family="text">
      <style:text-properties fo:color="#000000" officeooo:rsid="0018bd46"/>
    </style:style>
    <style:style style:name="T70" style:family="text">
      <style:text-properties fo:color="#000000" officeooo:rsid="001b8824"/>
    </style:style>
    <style:style style:name="T71" style:family="text">
      <style:text-properties fo:color="#000000" officeooo:rsid="00235520"/>
    </style:style>
    <style:style style:name="T72" style:family="text">
      <style:text-properties fo:color="#000000" style:font-name="DejaVu Sans Mono1" fo:font-size="12pt" fo:font-weight="normal" style:font-size-asian="12pt" style:font-weight-asian="normal" style:font-size-complex="12pt" style:font-weight-complex="normal"/>
    </style:style>
    <style:style style:name="T73" style:family="text">
      <style:text-properties fo:color="#000000" style:font-name="DejaVu Sans Mono1" fo:font-size="12pt" fo:font-weight="normal" officeooo:rsid="00275e91" style:font-size-asian="12pt" style:font-weight-asian="normal" style:font-size-complex="12pt" style:font-weight-complex="normal"/>
    </style:style>
    <style:style style:name="T74" style:family="text">
      <style:text-properties fo:color="#003d73" style:font-name="DejaVu Sans Mono1" fo:font-size="12pt" fo:font-weight="normal" style:font-size-asian="12pt" style:font-weight-asian="normal" style:font-size-complex="12pt" style:font-weight-complex="normal"/>
    </style:style>
    <style:style style:name="T75" style:family="text">
      <style:text-properties fo:color="#003d73" style:font-name="DejaVu Sans Mono1" fo:font-size="12pt" fo:font-weight="normal" officeooo:rsid="001377bf" style:font-size-asian="12pt" style:font-weight-asian="normal" style:font-size-complex="12pt" style:font-weight-complex="normal"/>
    </style:style>
    <style:style style:name="T76" style:family="text">
      <style:text-properties officeooo:rsid="00150381"/>
    </style:style>
    <style:style style:name="T77" style:family="text">
      <style:text-properties fo:color="#0033b3"/>
    </style:style>
    <style:style style:name="T78" style:family="text">
      <style:text-properties fo:color="#0033b3" style:font-name="DejaVu Sans Mono" fo:font-size="12pt"/>
    </style:style>
    <style:style style:name="T79" style:family="text">
      <style:text-properties fo:color="#0033b3" style:font-name="DejaVu Sans Mono" fo:font-size="12pt" officeooo:rsid="0018e409"/>
    </style:style>
    <style:style style:name="T80" style:family="text">
      <style:text-properties fo:color="#0033b3" fo:font-weight="normal" style:font-size-asian="16pt" style:font-weight-asian="normal" style:font-size-complex="16pt" style:font-weight-complex="normal"/>
    </style:style>
    <style:style style:name="T81" style:family="text">
      <style:text-properties fo:color="#0033b3" fo:font-weight="normal" style:font-size-asian="14pt" style:font-weight-asian="normal" style:font-size-complex="14pt" style:font-weight-complex="normal"/>
    </style:style>
    <style:style style:name="T82" style:family="text">
      <style:text-properties fo:color="#0033b3" fo:font-weight="normal" officeooo:rsid="0019cee6" style:font-size-asian="14pt" style:font-weight-asian="normal" style:font-size-complex="14pt" style:font-weight-complex="normal"/>
    </style:style>
    <style:style style:name="T83" style:family="text">
      <style:text-properties fo:color="#0033b3" fo:font-weight="normal" officeooo:rsid="001b9c6f" style:font-size-asian="14pt" style:font-weight-asian="normal" style:font-size-complex="14pt" style:font-weight-complex="normal"/>
    </style:style>
    <style:style style:name="T84" style:family="text">
      <style:text-properties fo:color="#0033b3" fo:font-weight="normal" officeooo:rsid="001df0e3" style:font-size-asian="14pt" style:font-weight-asian="normal" style:font-size-complex="14pt" style:font-weight-complex="normal"/>
    </style:style>
    <style:style style:name="T85" style:family="text">
      <style:text-properties fo:color="#0033b3" fo:font-weight="normal" officeooo:rsid="0025f001" style:font-size-asian="14pt" style:font-weight-asian="normal" style:font-size-complex="14pt" style:font-weight-complex="normal"/>
    </style:style>
    <style:style style:name="T86" style:family="text">
      <style:text-properties fo:color="#0033b3" fo:font-weight="normal" style:font-weight-asian="normal" style:font-weight-complex="normal"/>
    </style:style>
    <style:style style:name="T87" style:family="text">
      <style:text-properties fo:color="#0033b3" officeooo:rsid="0018bd46"/>
    </style:style>
    <style:style style:name="T88" style:family="text">
      <style:text-properties fo:color="#9e880d"/>
    </style:style>
    <style:style style:name="T89" style:family="text">
      <style:text-properties fo:color="#9e880d" style:font-name="DejaVu Sans Mono" fo:font-size="12pt"/>
    </style:style>
    <style:style style:name="T90" style:family="text">
      <style:text-properties fo:color="#9e880d" style:font-name="DejaVu Sans Mono" fo:font-size="12pt" fo:font-weight="bold" officeooo:rsid="0011c2f1" style:font-size-asian="16pt" style:font-weight-asian="bold" style:font-size-complex="16pt" style:font-weight-complex="bold"/>
    </style:style>
    <style:style style:name="T91" style:family="text">
      <style:text-properties fo:color="#9e880d" style:font-name="DejaVu Sans Mono" fo:font-size="12pt" officeooo:rsid="0011c2f1" style:font-size-asian="16pt" style:font-size-complex="16pt"/>
    </style:style>
    <style:style style:name="T92" style:family="text">
      <style:text-properties fo:color="#9e880d" style:font-name="DejaVu Sans Mono" fo:font-size="12pt" fo:font-weight="normal" officeooo:rsid="0019cee6" style:font-size-asian="14pt" style:font-weight-asian="normal" style:font-size-complex="14pt" style:font-weight-complex="normal"/>
    </style:style>
    <style:style style:name="T93" style:family="text">
      <style:text-properties fo:color="#9e880d" style:font-name="DejaVu Sans Mono" fo:font-size="12pt" officeooo:rsid="00189158"/>
    </style:style>
    <style:style style:name="T94" style:family="text">
      <style:text-properties fo:color="#9e880d" style:font-name="DejaVu Sans Mono" fo:font-size="12pt" officeooo:rsid="0018bd46"/>
    </style:style>
    <style:style style:name="T95" style:family="text">
      <style:text-properties fo:color="#9e880d" style:font-name="DejaVu Sans Mono" fo:font-size="12pt" officeooo:rsid="0018e409"/>
    </style:style>
    <style:style style:name="T96" style:family="text">
      <style:text-properties fo:color="#9e880d" fo:font-weight="normal" style:font-size-asian="16pt" style:font-weight-asian="normal" style:font-size-complex="16pt" style:font-weight-complex="normal"/>
    </style:style>
    <style:style style:name="T97" style:family="text">
      <style:text-properties fo:color="#9e880d" fo:font-weight="normal" style:font-size-asian="14pt" style:font-weight-asian="normal" style:font-size-complex="14pt" style:font-weight-complex="normal"/>
    </style:style>
    <style:style style:name="T98" style:family="text">
      <style:text-properties fo:color="#9e880d" fo:font-weight="normal" officeooo:rsid="0019cee6" style:font-size-asian="14pt" style:font-weight-asian="normal" style:font-size-complex="14pt" style:font-weight-complex="normal"/>
    </style:style>
    <style:style style:name="T99" style:family="text">
      <style:text-properties fo:color="#9e880d" fo:font-weight="normal" officeooo:rsid="001b9c6f" style:font-size-asian="14pt" style:font-weight-asian="normal" style:font-size-complex="14pt" style:font-weight-complex="normal"/>
    </style:style>
    <style:style style:name="T100" style:family="text">
      <style:text-properties fo:color="#9e880d" fo:font-weight="normal" officeooo:rsid="001df0e3" style:font-size-asian="14pt" style:font-weight-asian="normal" style:font-size-complex="14pt" style:font-weight-complex="normal"/>
    </style:style>
    <style:style style:name="T101" style:family="text">
      <style:text-properties fo:color="#9e880d" fo:font-weight="normal" officeooo:rsid="0025f001" style:font-size-asian="14pt" style:font-weight-asian="normal" style:font-size-complex="14pt" style:font-weight-complex="normal"/>
    </style:style>
    <style:style style:name="T102" style:family="text">
      <style:text-properties fo:color="#9e880d" officeooo:rsid="0018bd46"/>
    </style:style>
    <style:style style:name="T103" style:family="text">
      <style:text-properties fo:color="#9e880d" officeooo:rsid="0021a5f5"/>
    </style:style>
    <style:style style:name="T104" style:family="text">
      <style:text-properties officeooo:rsid="0016c5d7"/>
    </style:style>
    <style:style style:name="T105" style:family="text">
      <style:text-properties fo:color="#808080"/>
    </style:style>
    <style:style style:name="T106" style:family="text">
      <style:text-properties fo:color="#00627a"/>
    </style:style>
    <style:style style:name="T107" style:family="text">
      <style:text-properties fo:color="#00627a" style:font-name="DejaVu Sans Mono" fo:font-size="12pt"/>
    </style:style>
    <style:style style:name="T108" style:family="text">
      <style:text-properties fo:color="#00627a" style:font-name="DejaVu Sans Mono" fo:font-size="12pt" officeooo:rsid="0018e409"/>
    </style:style>
    <style:style style:name="T109" style:family="text">
      <style:text-properties fo:color="#00627a" style:font-name="DejaVu Sans Mono" fo:font-size="12pt" fo:font-weight="normal" officeooo:rsid="001b8824" style:font-size-asian="16pt" style:font-weight-asian="normal" style:font-size-complex="16pt" style:font-weight-complex="normal"/>
    </style:style>
    <style:style style:name="T110" style:family="text">
      <style:text-properties fo:color="#00627a" fo:font-weight="normal" style:font-size-asian="14pt" style:font-weight-asian="normal" style:font-size-complex="14pt" style:font-weight-complex="normal"/>
    </style:style>
    <style:style style:name="T111" style:family="text">
      <style:text-properties fo:color="#00627a" fo:font-weight="normal" style:font-weight-asian="normal" style:font-weight-complex="normal"/>
    </style:style>
    <style:style style:name="T112" style:family="text">
      <style:text-properties fo:color="#871094"/>
    </style:style>
    <style:style style:name="T113" style:family="text">
      <style:text-properties fo:color="#871094" style:font-name="DejaVu Sans Mono" fo:font-size="12pt"/>
    </style:style>
    <style:style style:name="T114" style:family="text">
      <style:text-properties fo:color="#871094" style:font-name="DejaVu Sans Mono" fo:font-size="12pt" fo:font-style="italic"/>
    </style:style>
    <style:style style:name="T115" style:family="text">
      <style:text-properties fo:color="#871094" fo:font-style="italic"/>
    </style:style>
    <style:style style:name="T116" style:family="text">
      <style:text-properties fo:color="#871094" fo:font-style="italic" fo:font-weight="normal" style:font-size-asian="14pt" style:font-weight-asian="normal" style:font-size-complex="14pt" style:font-weight-complex="normal"/>
    </style:style>
    <style:style style:name="T117" style:family="text">
      <style:text-properties officeooo:rsid="001b8824"/>
    </style:style>
    <style:style style:name="T118" style:family="text">
      <style:text-properties officeooo:rsid="0021a5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agger 2</text:p>
      <text:p text:style-name="Text_20_body"/>
      <text:p text:style-name="P8">1. Setup</text:p>
      <text:p text:style-name="P10">Документация: </text:p>
      <text:p text:style-name="P8"><text:span text:style-name="T2"><text:tab/></text:span><text:a xlink:type="simple" xlink:href="https://dagger.dev/" text:style-name="Internet_20_link" text:visited-style-name="Visited_20_Internet_20_Link"><text:span text:style-name="T2">https://dagger.dev/</text:span></text:a></text:p>
      <text:p text:style-name="P8"><text:span text:style-name="T2"><text:tab/></text:span><text:a xlink:type="simple" xlink:href="https://github.com/google/dagger" text:style-name="Internet_20_link" text:visited-style-name="Visited_20_Internet_20_Link"><text:span text:style-name="T2">https://github.com/google/dagger</text:span></text:a></text:p>
      <text:p text:style-name="P10"/>
      <text:p text:style-name="P11"><text:span text:style-name="T5">Для добавления Dagger2 в проект необходимо добавить в </text:span><text:span text:style-name="T11">build.gradle </text:span><text:span text:style-name="T5">уровня проекта следующие строки:</text:span></text:p>
      <text:p text:style-name="P20"><text:span text:style-name="T19">dependencies </text:span><text:span text:style-name="T20">{</text:span></text:p>
      <text:p text:style-name="P21"><text:span text:style-name="T24"><text:s text:c="2"/></text:span><text:span text:style-name="T18">implementation </text:span><text:span text:style-name="T24">'com.google.dagger:dagger:2.</text:span><text:span text:style-name="T25">x</text:span><text:span text:style-name="T24">'</text:span></text:p>
      <text:p text:style-name="P21"><text:span text:style-name="T24"><text:s text:c="2"/></text:span><text:span text:style-name="T18">annotationProcessor </text:span><text:span text:style-name="T24">'com.google.dagger:dagger-compiler:2.</text:span><text:span text:style-name="T25">x</text:span><text:span text:style-name="T24">'</text:span></text:p>
      <text:p text:style-name="P21"><text:span text:style-name="T24"><text:s text:c="2"/></text:span><text:span text:style-name="T30">kapt</text:span><text:span text:style-name="T18"> </text:span><text:span text:style-name="T24">'com.google.dagger:dagger-compiler:2.</text:span><text:span text:style-name="T26">x</text:span><text:span text:style-name="T24">'</text:span></text:p>
      <text:p text:style-name="P33">}</text:p>
      <text:p text:style-name="P12"><text:span text:style-name="T13">Dagger2 </text:span><text:span text:style-name="T12">работает на кодогенерации, которая запускается внутри компилятора. А т.к. компиляторы Java и Kotlin разные, то <text:s/></text:span><text:span text:style-name="T74">annotationProcessor</text:span><text:span text:style-name="T12"> нужен для Java, а </text:span><text:span text:style-name="T74">kapt</text:span><text:span text:style-name="T12"> для Kotlin. Это упроще</text:span><text:span text:style-name="T14">ное объяснение, полное тут - </text:span><text:a xlink:type="simple" xlink:href="https://blog.jetbrains.com/kotlin/2015/05/kapt-annotation-processing-for-kotlin/" text:style-name="Internet_20_link" text:visited-style-name="Visited_20_Internet_20_Link">https://blog.jetbrains.com/kotlin/2015/05/kapt-annotation-processing-for-kotlin/</text:a></text:p>
      <text:p text:style-name="P13"><text:span text:style-name="T12">Вкратце – </text:span><text:span text:style-name="T75">kapt</text:span><text:span text:style-name="T12"> генерирует Java-объявления и подсовывает скомпилированные kotlin-бинарники, которые передает в процесс </text:span><text:span text:style-name="T74">javac</text:span><text:span text:style-name="T12">, в котором и запускается кодогенерация (</text:span><text:span text:style-name="T75">annotation </text:span><text:span text:style-name="T74">p</text:span><text:span text:style-name="T75">rocess</text:span><text:span text:style-name="T74">ing</text:span><text:span text:style-name="T12">)</text:span></text:p>
      <text:p text:style-name="P13"><text:span text:style-name="T12"/></text:p>
      <text:p text:style-name="P1"><text:span text:style-name="T76">2</text:span>. <text:span text:style-name="T104">Компоненты</text:span></text:p>
      <text:p text:style-name="P2"/>
      <text:p text:style-name="P9"><text:span text:style-name="T15">Dagger2 </text:span><text:span text:style-name="T16">предоставляет зависимости через компоненты. Компонент генерируется на основе интерфейса </text:span><text:span text:style-name="T17">(или абстрактного класса, что менее удобно) </text:span><text:span text:style-name="T16">помеченного </text:span><text:span text:style-name="T17">аннотацией </text:span><text:span text:style-name="T91">@Component</text:span><text:span text:style-name="T49">. </text:span><text:span text:style-name="T48">Далее компонентами будут называться именно эти интерфейсы.</text:span><text:span text:style-name="T47"> </text:span><text:span text:style-name="T50">Код сгенерированного компонента будет находится в классе, который называется с префиксом Dagger. </text:span><text:span text:style-name="T48">Простейший компонент выглядит так:</text:span></text:p>
      <text:p text:style-name="P1"/>
      <text:p text:style-name="P1"/>
      <text:p text:style-name="P27"><text:soft-page-break/>@Component</text:p>
      <text:p text:style-name="P14"><text:span text:style-name="T77">interface </text:span><text:span text:style-name="T28">MyComponent </text:span>{</text:p>
      <text:p text:style-name="P32">}</text:p>
      <text:p text:style-name="P34">Этот компонент пуст и ничего не предоставляет. Создадим класс, который может быть предоставлен этим компонентом и объявим, что компонент предо<text:span text:style-name="T104">ставляет экземпляр этого класса:</text:span></text:p>
      <text:p text:style-name="P15"><text:span text:style-name="T77">class </text:span><text:span text:style-name="T28">MyClass </text:span><text:span text:style-name="T88">@Inject </text:span><text:span text:style-name="T77">constructor</text:span>() <text:span text:style-name="T105">{</text:span></text:p>
      <text:p text:style-name="P41">}</text:p>
      <text:p text:style-name="P27">@Component</text:p>
      <text:p text:style-name="P14"><text:span text:style-name="T77">interface </text:span><text:span text:style-name="T28">MyComponent </text:span>{</text:p>
      <text:p text:style-name="P19"><text:s text:c="2"/><text:span text:style-name="T78">fun </text:span><text:span text:style-name="T107">myClass</text:span><text:span text:style-name="T18">(): </text:span><text:span text:style-name="T29">MyClass</text:span></text:p>
      <text:p text:style-name="P32">}</text:p>
      <text:p text:style-name="P5"><text:span text:style-name="T1">Аннотацией</text:span> <text:span text:style-name="T90">@Inject</text:span><text:span text:style-name="T32"> </text:span><text:span text:style-name="T31">помечается конструктор, который будет использован для создания экземпляра класса в компоненте. </text:span><text:span text:style-name="T35">Название метода </text:span><text:span text:style-name="T109">myClass() </text:span><text:span text:style-name="T35">произвольное, но рекомендуется называть по названию класса, который он возвращает. Двух методов, возвращающих один и тот же класс быть не может, это вызовет ошибку компиляции (на самом деле может, но это будет освещено далее). Метод не может содержать никаких аргументов.</text:span></text:p>
      <text:p text:style-name="P3"><text:span text:style-name="T31"/></text:p>
      <text:p text:style-name="P7"><text:span text:style-name="T28">3. Модули</text:span></text:p>
      <text:p text:style-name="P3"><text:span text:style-name="T31"/></text:p>
      <text:p text:style-name="P4"><text:span text:style-name="T13">Dagger2 </text:span><text:span text:style-name="T12">использует м</text:span><text:span text:style-name="T31">одули для создания зависимостей в тех случаях, когда это нельзя описать заранее, </text:span><text:span text:style-name="T33">нельзя добавить аннотацию </text:span><text:span text:style-name="T90">@Inject</text:span><text:span text:style-name="T31"> или если это просто удобнее. </text:span><text:span text:style-name="T34">Модуль может быть экземпляром класса, абстрактным классом или интерфейсом</text:span></text:p>
      <text:p text:style-name="P6"><text:span text:style-name="T31">Например, есть некий библиотечный класс:</text:span></text:p>
      <text:p text:style-name="P6"><text:span text:style-name="T31"/></text:p>
      <text:p text:style-name="P16"><text:span text:style-name="T80">data class </text:span><text:span text:style-name="T51">MyDataClass </text:span><text:span text:style-name="T80">constructor</text:span><text:span text:style-name="T51">(</text:span></text:p>
      <text:p text:style-name="P19"><text:s text:c="4"/><text:span text:style-name="T78">val </text:span><text:span text:style-name="T113">myData</text:span><text:span text:style-name="T18">: </text:span><text:span text:style-name="T29">String</text:span></text:p>
      <text:p text:style-name="P32">)</text:p>
      <text:p text:style-name="P6"><text:span text:style-name="T31">Модуль для его создания:</text:span></text:p>
      <text:p text:style-name="P6"><text:span text:style-name="T31"/></text:p>
      <text:p text:style-name="P28"><text:span text:style-name="T8">@</text:span><text:span text:style-name="T9">Module</text:span></text:p>
      <text:p text:style-name="P14"><text:span text:style-name="T77">abstract class </text:span><text:span text:style-name="T28">MyModuleClass </text:span>{</text:p>
      <text:p text:style-name="P19"><text:s text:c="2"/><text:span text:style-name="T78">companion object </text:span><text:span text:style-name="T18">{</text:span></text:p>
      <text:p text:style-name="P19"><text:s text:c="4"/><text:span text:style-name="T89">@Provides</text:span></text:p>
      <text:p text:style-name="P31"><text:s text:c="4"/><text:span text:style-name="T18">@JvmStatic</text:span></text:p>
      <text:p text:style-name="P19"><text:span text:style-name="T88"><text:s text:c="4"/></text:span><text:span text:style-name="T78">fun </text:span><text:span text:style-name="T107">provideMyDataClass</text:span><text:span text:style-name="T18">(): </text:span><text:span text:style-name="T29">MyDataClass </text:span><text:span text:style-name="T18">{</text:span></text:p>
      <text:p text:style-name="P19"><text:s text:c="6"/><text:span text:style-name="T78">return </text:span><text:span text:style-name="T18">MyDataClass(</text:span><text:span text:style-name="T24">"Hello, world"</text:span><text:span text:style-name="T18">)</text:span></text:p>
      <text:p text:style-name="P19"><text:s text:c="4"/><text:span text:style-name="T18">}</text:span></text:p>
      <text:p text:style-name="P19"><text:s text:c="2"/><text:span text:style-name="T18">}</text:span></text:p>
      <text:p text:style-name="P32">}</text:p>
      <text:p text:style-name="P17"><text:soft-page-break/><text:span text:style-name="T51">Разберем по частям: </text:span></text:p>
      <text:p text:style-name="P29"><text:span text:style-name="T8">@Module </text:span><text:span text:style-name="T51">– аннотация, которой надо помечать класс с модулем</text:span></text:p>
      <text:p text:style-name="P18"><text:span text:style-name="T96">@Provides </text:span><text:span text:style-name="T51">– аннотация, которой надо помечать метод, предоставлящий экземпляр класса</text:span></text:p>
      <text:p text:style-name="P30"><text:span text:style-name="T8">@JvmStatic </text:span><text:span text:style-name="T51">– костыль для того, чтобы dagger работал в kotlin’е</text:span></text:p>
      <text:p text:style-name="P30"><text:span text:style-name="T51"/></text:p>
      <text:p text:style-name="P30"><text:span text:style-name="T51"/></text:p>
      <text:p text:style-name="P30"><text:span text:style-name="T51"/></text:p>
      <text:p text:style-name="P30"><text:span text:style-name="T51">Для java-кода этот модуль будет выглядеть так:</text:span></text:p>
      <text:p text:style-name="P30"><text:span text:style-name="T51"/></text:p>
      <text:p text:style-name="P30"><text:span text:style-name="T8">@Module</text:span></text:p>
      <text:p text:style-name="P14"><text:span text:style-name="T77">public abstract class </text:span><text:span text:style-name="T28">MyModuleJavaClass </text:span>{</text:p>
      <text:p text:style-name="P14"/>
      <text:p text:style-name="P19"><text:s text:c="2"/><text:span text:style-name="T89">@Provides</text:span></text:p>
      <text:p text:style-name="P22"><text:span text:style-name="T88"><text:s text:c="2"/></text:span><text:span text:style-name="T78">public static </text:span><text:span text:style-name="T29">MyDataClass </text:span><text:span text:style-name="T107">provideMyDataClass</text:span><text:span text:style-name="T18">() {</text:span></text:p>
      <text:p text:style-name="P23"><text:s text:c="4"/><text:span text:style-name="T78">return new </text:span><text:span text:style-name="T18">MyDataClass(</text:span><text:span text:style-name="T24">"Hello, world"</text:span><text:span text:style-name="T18">);</text:span></text:p>
      <text:p text:style-name="P19"><text:s text:c="2"/><text:span text:style-name="T18">}</text:span></text:p>
      <text:p text:style-name="P40"><text:span text:style-name="T18">}</text:span></text:p>
      <text:p text:style-name="P39"><text:span text:style-name="T18">Добавим этот модуль в наш компонент:</text:span></text:p>
      <text:p text:style-name="P35"><text:span text:style-name="T88">@Component</text:span>(modules = [ <text:span text:style-name="T28">MyModuleClass</text:span>::<text:span text:style-name="T77">class </text:span>])</text:p>
      <text:p text:style-name="P14"><text:span text:style-name="T77">interface </text:span><text:span text:style-name="T28">MyComponent </text:span>{</text:p>
      <text:p text:style-name="P14"/>
      <text:p text:style-name="P19"><text:s text:c="2"/><text:span text:style-name="T78">fun </text:span><text:span text:style-name="T107">myClass</text:span><text:span text:style-name="T18">(): </text:span><text:span text:style-name="T29">MyClass</text:span></text:p>
      <text:p text:style-name="P19"><text:span text:style-name="T29"/></text:p>
      <text:p text:style-name="P19"><text:span text:style-name="T28"><text:s text:c="2"/></text:span><text:span text:style-name="T78">fun </text:span><text:span text:style-name="T107">myDataClass</text:span><text:span text:style-name="T18">(): </text:span><text:span text:style-name="T29">MyDataClass</text:span></text:p>
      <text:p text:style-name="P19"><text:span text:style-name="T93"/></text:p>
      <text:p text:style-name="P38"><text:span text:style-name="T18">}</text:span></text:p>
      <text:p text:style-name="P43"><text:span text:style-name="T21">М</text:span><text:span text:style-name="T18">одуль прописывается в параметре modules у аннотации </text:span><text:span text:style-name="T89">@Component</text:span><text:span text:style-name="T29">. </text:span><text:span text:style-name="T46">Модулей может быть несколько. </text:span></text:p>
      <text:p text:style-name="P43"><text:span text:style-name="T43">Если модуль является экземпляром класса, то нужно его предоставить. Рекомендуемый способ предоставления необходимых для компонента зависимостей это фабрика:</text:span></text:p>
      <text:p text:style-name="P58"><text:span text:style-name="T102">@Component</text:span><text:span text:style-name="T69">(modules = [ MyModuleClass::</text:span><text:span text:style-name="T87">class </text:span><text:span text:style-name="T69">])</text:span></text:p>
      <text:p text:style-name="P94"><text:span text:style-name="T77">interface </text:span><text:span text:style-name="T28">MyComponent </text:span>{</text:p>
      <text:p text:style-name="P14"/>
      <text:p text:style-name="P19"><text:s text:c="2"/><text:span text:style-name="T78">fun </text:span><text:span text:style-name="T107">myClass</text:span><text:span text:style-name="T18">(): </text:span><text:span text:style-name="T29">MyClass</text:span></text:p>
      <text:p text:style-name="P19"><text:span text:style-name="T29"/></text:p>
      <text:p text:style-name="P19"><text:span text:style-name="T28"><text:s text:c="2"/></text:span><text:span text:style-name="T78">fun </text:span><text:span text:style-name="T107">myDataClass</text:span><text:span text:style-name="T18">(): </text:span><text:span text:style-name="T29">MyDataClass</text:span></text:p>
      <text:p text:style-name="P19"><text:span text:style-name="T29"/></text:p>
      <text:p text:style-name="P24"><text:span text:style-name="T28"><text:s text:c="2"/></text:span><text:span text:style-name="T89">@Component.</text:span><text:span text:style-name="T95">Factory</text:span></text:p>
      <text:p text:style-name="P19"><text:s text:c="2"/><text:span text:style-name="T78">interface </text:span><text:span text:style-name="T29">Factory </text:span><text:span text:style-name="T18">{</text:span></text:p>
      <text:p text:style-name="P19"><text:s text:c="4"/><text:span text:style-name="T78">fun </text:span><text:span text:style-name="T107">create</text:span><text:span text:style-name="T18">(moduleClass: </text:span><text:span text:style-name="T29">MyModuleClass</text:span><text:span text:style-name="T18">): </text:span><text:span text:style-name="T29">MyComponent</text:span></text:p>
      <text:p text:style-name="P19"><text:soft-page-break/><text:span text:style-name="T28"><text:s text:c="2"/></text:span><text:span text:style-name="T18">}</text:span></text:p>
      <text:p text:style-name="P32">}</text:p>
      <text:p text:style-name="P42"><text:span text:style-name="T94">@Component.</text:span><text:span text:style-name="T95">Factory</text:span><text:span text:style-name="T44"> – аннотация, помечающая фабрику</text:span></text:p>
      <text:p text:style-name="P42"><text:span text:style-name="T79">interface </text:span><text:span text:style-name="T44">Factory – единственный вложенный интерфейс (или абстрактный класс), содержащий метод для создания компонента. Название произвольное.</text:span></text:p>
      <text:p text:style-name="P42"><text:span text:style-name="T79">fun </text:span><text:span text:style-name="T108">create</text:span><text:span text:style-name="T44">(...)</text:span><text:span text:style-name="T22">: </text:span><text:span text:style-name="T44">MyComponent – объявление метода, возвращающего экземпляр компонента. В аргументах этого метода необходимо указать все требуемые зависимости и модули в любом порядке. Название произвольное.</text:span></text:p>
      <text:p text:style-name="P57"><text:span text:style-name="T44">Б</text:span><text:span text:style-name="T29">ывают ситуации, когда надо предоставить реализацию какого-либо интерфейса, не выставляя наружу его реализацию:</text:span></text:p>
      <text:p text:style-name="P46"><text:span text:style-name="T77">interface </text:span><text:span text:style-name="T28">MyInterface {</text:span></text:p>
      <text:p text:style-name="P19"><text:s text:c="2"/><text:span text:style-name="T78">fun </text:span><text:span text:style-name="T107">myFun</text:span><text:span text:style-name="T18">()</text:span></text:p>
      <text:p text:style-name="P32">}</text:p>
      <text:p text:style-name="P32"/>
      <text:p text:style-name="P46"><text:span text:style-name="T77">class </text:span><text:span text:style-name="T28">MyInterfaceImpl </text:span><text:span text:style-name="T88">@Inject </text:span><text:span text:style-name="T77">constructor</text:span><text:span text:style-name="T28">(): MyInterface {</text:span></text:p>
      <text:p text:style-name="P19"><text:s text:c="2"/><text:span text:style-name="T78">override fun </text:span><text:span text:style-name="T107">myFun</text:span><text:span text:style-name="T18">() {</text:span></text:p>
      <text:p text:style-name="P19"><text:s text:c="2"/><text:span text:style-name="T18">}</text:span></text:p>
      <text:p text:style-name="P32">}</text:p>
      <text:p text:style-name="P36"><text:span text:style-name="T118">связать их можно явно через модуль, либо использовать аннотацию </text:span><text:span text:style-name="T88">@Binds</text:span><text:span text:style-name="T52">:</text:span></text:p>
      <text:p text:style-name="P98"><text:span text:style-name="T8">@</text:span><text:span text:style-name="T10">Module</text:span></text:p>
      <text:p text:style-name="P94"><text:span text:style-name="T77">interface </text:span><text:span text:style-name="T28">MyBindsModule </text:span>{</text:p>
      <text:p text:style-name="P19"><text:s text:c="2"/><text:span text:style-name="T89">@Binds</text:span></text:p>
      <text:p text:style-name="P19"><text:span text:style-name="T88"><text:s text:c="2"/></text:span><text:span text:style-name="T78">fun </text:span><text:span text:style-name="T107">bindMyInterface</text:span><text:span text:style-name="T18">(impl: </text:span><text:span text:style-name="T29">MyInterfaceImpl</text:span><text:span text:style-name="T18">): </text:span><text:span text:style-name="T29">MyInterface</text:span></text:p>
      <text:p text:style-name="P32">}</text:p>
      <text:p text:style-name="P37"><text:span text:style-name="T118">Важно: </text:span><text:span text:style-name="T103">@Binds </text:span><text:span text:style-name="T71">аннотирует метод без реализации</text:span></text:p>
      <text:p text:style-name="P57"><text:span text:style-name="T29"/></text:p>
      <text:p text:style-name="P49"><text:span text:style-name="T28">4. Dependencies</text:span></text:p>
      <text:p text:style-name="P52"><text:span text:style-name="T59">Ранее в</text:span><text:span text:style-name="T60"> модуле мы использовали </text:span><text:span text:style-name="T59">фиксированную строку для создания </text:span><text:span text:style-name="T45">MyDataClass</text:span><text:span text:style-name="T37">. Усложним и приблизим к реальности создание этого MyDataClass, предоставляя строку string снаружи:</text:span></text:p>
      <text:p text:style-name="P86"><text:span text:style-name="T6"/></text:p>
      <text:p text:style-name="P86"><text:soft-page-break/><text:span text:style-name="T6">@Module</text:span></text:p>
      <text:p text:style-name="P94"><text:span text:style-name="T77">abstract class </text:span><text:span text:style-name="T28">MyModuleAbstractClass </text:span>{</text:p>
      <text:p text:style-name="P19"><text:s text:c="2"/><text:span text:style-name="T78">companion object </text:span><text:span text:style-name="T18">{</text:span></text:p>
      <text:p text:style-name="P19"><text:s text:c="4"/><text:span text:style-name="T89">@Provides</text:span></text:p>
      <text:p text:style-name="P31"><text:s text:c="4"/><text:span text:style-name="T18">@JvmStatic</text:span></text:p>
      <text:p text:style-name="P19"><text:span text:style-name="T88"><text:s text:c="4"/></text:span><text:span text:style-name="T78">fun </text:span><text:span text:style-name="T107">provideMyDataClass</text:span><text:span text:style-name="T18">(string: </text:span><text:span text:style-name="T29">String</text:span><text:span text:style-name="T18">): </text:span><text:span text:style-name="T29">MyDataClass </text:span><text:span text:style-name="T18">{</text:span></text:p>
      <text:p text:style-name="P19"><text:s text:c="6"/><text:span text:style-name="T78">return </text:span><text:span text:style-name="T18">MyDataClass(string)</text:span></text:p>
      <text:p text:style-name="P19"><text:s text:c="4"/><text:span text:style-name="T18">}</text:span></text:p>
      <text:p text:style-name="P19"><text:s text:c="2"/><text:span text:style-name="T18">}</text:span></text:p>
      <text:p text:style-name="P32">}</text:p>
      <text:p text:style-name="P59"><text:span text:style-name="T98">@Component</text:span><text:span text:style-name="T59">(modules = [ MyModuleAbstractClass::</text:span><text:span text:style-name="T82">class </text:span><text:span text:style-name="T59">])</text:span></text:p>
      <text:p text:style-name="P94"><text:span text:style-name="T77">interface </text:span><text:span text:style-name="T28">MyComponent </text:span>{</text:p>
      <text:p text:style-name="P14"/>
      <text:p text:style-name="P19"><text:s text:c="2"/><text:span text:style-name="T78">fun </text:span><text:span text:style-name="T107">myClass</text:span><text:span text:style-name="T18">(): </text:span><text:span text:style-name="T29">MyClass</text:span></text:p>
      <text:p text:style-name="P19"><text:span text:style-name="T29"/></text:p>
      <text:p text:style-name="P19"><text:span text:style-name="T28"><text:s text:c="2"/></text:span><text:span text:style-name="T78">fun </text:span><text:span text:style-name="T107">myDataClass</text:span><text:span text:style-name="T18">(): </text:span><text:span text:style-name="T29">MyDataClass</text:span></text:p>
      <text:p text:style-name="P19"><text:span text:style-name="T29"/></text:p>
      <text:p text:style-name="P19"><text:span text:style-name="T28"><text:s text:c="2"/></text:span><text:span text:style-name="T89">@Component</text:span><text:span text:style-name="T18">.Factory</text:span></text:p>
      <text:p text:style-name="P19"><text:s text:c="2"/><text:span text:style-name="T78">interface </text:span><text:span text:style-name="T29">Factory </text:span><text:span text:style-name="T18">{</text:span></text:p>
      <text:p text:style-name="P19"><text:s text:c="4"/><text:span text:style-name="T78">fun </text:span><text:span text:style-name="T107">create</text:span><text:span text:style-name="T18">(</text:span><text:span text:style-name="T89">@BindsInstance </text:span><text:span text:style-name="T18">string: </text:span><text:span text:style-name="T29">String</text:span><text:span text:style-name="T18">): </text:span><text:span text:style-name="T29">MyComponent</text:span></text:p>
      <text:p text:style-name="P19"><text:span text:style-name="T28"><text:s text:c="2"/></text:span><text:span text:style-name="T18">}</text:span></text:p>
      <text:p text:style-name="P32">}</text:p>
      <text:p text:style-name="P53"><text:span text:style-name="T92">@BindsInstance </text:span><text:span text:style-name="T37">– аннотация, указывающая, что это завимость, переданная снаружи.</text:span></text:p>
      <text:p text:style-name="P54"><text:span text:style-name="T36">Есть другой способ передачи завимостей, который на практике используется чаще – указание интерфейса, предоставляющего зависимости:</text:span></text:p>
      <text:p text:style-name="P45"><text:span text:style-name="T81">interface </text:span><text:span text:style-name="T58">MyDependencies {</text:span></text:p>
      <text:p text:style-name="P19"><text:s text:c="2"/><text:span text:style-name="T78">fun </text:span><text:span text:style-name="T107">string</text:span><text:span text:style-name="T18">(): </text:span><text:span text:style-name="T29">String</text:span></text:p>
      <text:p text:style-name="P32">}</text:p>
      <text:p text:style-name="P60"><text:span text:style-name="T97">@Component</text:span><text:span text:style-name="T58">(</text:span></text:p>
      <text:p text:style-name="P96"><text:s text:c="4"/><text:span text:style-name="T18">modules = [ </text:span><text:span text:style-name="T29">MyModuleAbstractClass</text:span><text:span text:style-name="T18">::</text:span><text:span text:style-name="T78">class </text:span><text:span text:style-name="T18">],</text:span></text:p>
      <text:p text:style-name="P19"><text:s text:c="4"/><text:span text:style-name="T18">dependencies = [ </text:span><text:span text:style-name="T29">MyDependencies</text:span><text:span text:style-name="T18">::</text:span><text:span text:style-name="T78">class </text:span><text:span text:style-name="T18">]</text:span></text:p>
      <text:p text:style-name="P14">)</text:p>
      <text:p text:style-name="P14"><text:span text:style-name="T77">interface </text:span><text:span text:style-name="T28">MyComponent </text:span>{</text:p>
      <text:p text:style-name="P14"/>
      <text:p text:style-name="P19"><text:s text:c="2"/><text:span text:style-name="T78">fun </text:span><text:span text:style-name="T107">myClass</text:span><text:span text:style-name="T18">(): </text:span><text:span text:style-name="T29">MyClass</text:span></text:p>
      <text:p text:style-name="P19"><text:span text:style-name="T29"/></text:p>
      <text:p text:style-name="P19"><text:span text:style-name="T28"><text:s text:c="2"/></text:span><text:span text:style-name="T78">fun </text:span><text:span text:style-name="T107">myDataClass</text:span><text:span text:style-name="T18">(): </text:span><text:span text:style-name="T29">MyDataClass</text:span></text:p>
      <text:p text:style-name="P19"><text:span text:style-name="T29"/></text:p>
      <text:p text:style-name="P19"><text:span text:style-name="T28"><text:s text:c="2"/></text:span><text:span text:style-name="T89">@Component</text:span><text:span text:style-name="T18">.Factory</text:span></text:p>
      <text:p text:style-name="P19"><text:s text:c="2"/><text:span text:style-name="T78">interface </text:span><text:span text:style-name="T29">Factory </text:span><text:span text:style-name="T18">{</text:span></text:p>
      <text:p text:style-name="P19"><text:s text:c="4"/><text:span text:style-name="T78">fun </text:span><text:span text:style-name="T107">create</text:span><text:span text:style-name="T18">(dependencies: </text:span><text:span text:style-name="T29">MyDependencies</text:span><text:span text:style-name="T18">): </text:span><text:span text:style-name="T29">MyComponent</text:span></text:p>
      <text:p text:style-name="P19"><text:soft-page-break/><text:span text:style-name="T28"><text:s text:c="2"/></text:span><text:span text:style-name="T18">}</text:span></text:p>
      <text:p text:style-name="P32">}</text:p>
      <text:p text:style-name="P44"><text:span text:style-name="T117">Зависимости</text:span> прописыва<text:span text:style-name="T117">ю</text:span>тся в параметре dependencies у аннотации <text:span text:style-name="T88">@Component</text:span><text:span text:style-name="T28">. </text:span><text:span text:style-name="T70">Зависимостей может быть несколько. </text:span></text:p>
      <text:p text:style-name="P55"><text:span text:style-name="T36">MyDependencies </text:span><text:span text:style-name="T38">описывает то, какие именно зависимости нужны компоненту, классу, фиче, чему угодно, для чего объявлен компонент. </text:span><text:span text:style-name="T39">Реализация </text:span><text:span text:style-name="T36">MyDependencies </text:span><text:span text:style-name="T39">может быть разной: можно отнаследовать компонент внешнего скоупа (запомним это слово, это тема будет ниже), можно сделать классом такого вида:</text:span></text:p>
      <text:p text:style-name="P61"><text:span text:style-name="T83">class </text:span><text:span text:style-name="T61">MyDependenciesClass </text:span><text:span text:style-name="T99">@Inject </text:span><text:span text:style-name="T83">constructor</text:span><text:span text:style-name="T61">(</text:span></text:p>
      <text:p text:style-name="P96"><text:s text:c="4"/><text:span text:style-name="T78">val </text:span><text:span text:style-name="T113">string</text:span><text:span text:style-name="T18">: </text:span><text:span text:style-name="T29">String</text:span></text:p>
      <text:p text:style-name="P94">)</text:p>
      <text:p text:style-name="P95">Создать такой класс может и сам dagger, вызвав конструктор и передав нужные экземляры в аргументы.</text:p>
      <text:p text:style-name="P32"/>
      <text:p text:style-name="P50"><text:span text:style-name="T28">5. Квалификаторы</text:span></text:p>
      <text:p text:style-name="P56"><text:span text:style-name="T36">Нередко бывают ситуации, когда нужно предоставлять экземляры одного и того же класса. Для выхода из этой ситуации служат квалификаторы:</text:span></text:p>
      <text:p text:style-name="P88"><text:span text:style-name="T7">@</text:span><text:span text:style-name="T4">Qualifier</text:span></text:p>
      <text:p text:style-name="P94"><text:span text:style-name="T88">@Retention</text:span>(<text:span text:style-name="T28">AnnotationRetention</text:span>.<text:span text:style-name="T115">RUNTIME</text:span>)</text:p>
      <text:p text:style-name="P94"><text:span text:style-name="T77">annotation class </text:span><text:span text:style-name="T88">MyQualifierKotlin</text:span></text:p>
      <text:p text:style-name="P97"><text:span text:style-name="T36"/></text:p>
      <text:p text:style-name="P56"><text:span text:style-name="T36">Для Java-кода квалификатор выглядит немного иначе:</text:span></text:p>
      <text:p text:style-name="P87"><text:span text:style-name="T4">@Qualifier</text:span></text:p>
      <text:p text:style-name="P94"><text:span text:style-name="T88">@Retention</text:span>(<text:span text:style-name="T28">RetentionPolicy</text:span>.<text:span text:style-name="T115">RUNTIME</text:span>)</text:p>
      <text:p text:style-name="P94"><text:span text:style-name="T77">public </text:span>@<text:span text:style-name="T77">interface </text:span><text:span text:style-name="T88">MyQualifierJava </text:span>{</text:p>
      <text:p text:style-name="P94">}</text:p>
      <text:p text:style-name="P56"/>
      <text:p text:style-name="P62"><text:span text:style-name="T4">@</text:span><text:span text:style-name="T81">interface </text:span><text:span text:style-name="T58">– это объявление аннотации</text:span></text:p>
      <text:p text:style-name="P87"><text:span text:style-name="T4">@Qualifier </text:span><text:span text:style-name="T58">– аннотация, указывающая, что эта аннотация является квалификатором</text:span></text:p>
      <text:p text:style-name="P62"><text:span text:style-name="T97">@Retention</text:span><text:span text:style-name="T58">(RetentionPolicy.</text:span><text:span text:style-name="T116">RUNTIME</text:span><text:span text:style-name="T58">) – важно указывать время жизни аннотации. Дело в том, что при инкрементальной компиляции аннотация будет сохраняться и </text:span><text:span text:style-name="T62">при последующих сборках не возникнет ошибки</text:span></text:p>
      <text:p text:style-name="P62"><text:span text:style-name="T62"/></text:p>
      <text:p text:style-name="P64"><text:span text:style-name="T58"/></text:p>
      <text:p text:style-name="P64"><text:span text:style-name="T58"/></text:p>
      <text:p text:style-name="P64"><text:span text:style-name="T58">Применим квалификатор:</text:span></text:p>
      <text:p text:style-name="P64"><text:span text:style-name="T58"/></text:p>
      <text:p text:style-name="P67"><text:soft-page-break/><text:span text:style-name="T84">class </text:span><text:span text:style-name="T62">MyDependenciesClass </text:span><text:span text:style-name="T100">@Inject </text:span><text:span text:style-name="T84">constructor</text:span><text:span text:style-name="T62">(</text:span></text:p>
      <text:p text:style-name="P19"><text:s text:c="4"/><text:span text:style-name="T78">val </text:span><text:span text:style-name="T113">string</text:span><text:span text:style-name="T18">: </text:span><text:span text:style-name="T29">String</text:span><text:span text:style-name="T18">,</text:span></text:p>
      <text:p text:style-name="P19"><text:s text:c="4"/><text:span text:style-name="T89">@MyQualifierKotlin</text:span></text:p>
      <text:p text:style-name="P31"><text:s text:c="4"/><text:span text:style-name="T18">@get:MyQualifierKotlin</text:span></text:p>
      <text:p text:style-name="P19"><text:span text:style-name="T88"><text:s text:c="4"/></text:span><text:span text:style-name="T78">val </text:span><text:span text:style-name="T113">myString</text:span><text:span text:style-name="T18">: </text:span><text:span text:style-name="T29">String</text:span></text:p>
      <text:p text:style-name="P32">)</text:p>
      <text:p text:style-name="P67"><text:span text:style-name="T62"/></text:p>
      <text:p text:style-name="P66"><text:span text:style-name="T62">В</text:span><text:span text:style-name="T58">ажно указывать </text:span><text:span text:style-name="T97">@get: </text:span><text:span text:style-name="T58">для того, чтобы сформировался именно getter-метод с аннотацией. </text:span><text:span text:style-name="T63">Аннотация </text:span><text:span text:style-name="T97">@MyQualifierKotlin </text:span><text:span text:style-name="T63">необходима для того, чтобы аннотировать аргумент конструктора</text:span></text:p>
      <text:p text:style-name="P63"><text:span text:style-name="T58">Второй вид квалификаторов не требует объявления аннотации:</text:span></text:p>
      <text:p text:style-name="P63"><text:span text:style-name="T58"/></text:p>
      <text:p text:style-name="P65"><text:span text:style-name="T81">const val </text:span><text:span text:style-name="T116">MY_STRING </text:span><text:span text:style-name="T58">= </text:span><text:span text:style-name="T27">"MyString"</text:span></text:p>
      <text:p text:style-name="P14"><text:span text:style-name="T77">class </text:span><text:span text:style-name="T28">MyDependenciesClass </text:span><text:span text:style-name="T88">@Inject </text:span><text:span text:style-name="T77">constructor</text:span>(</text:p>
      <text:p text:style-name="P19"><text:s text:c="4"/><text:span text:style-name="T78">val </text:span><text:span text:style-name="T113">string</text:span><text:span text:style-name="T18">: </text:span><text:span text:style-name="T29">String</text:span><text:span text:style-name="T18">,</text:span></text:p>
      <text:p text:style-name="P25"><text:span text:style-name="T23"><text:s text:c="4"/></text:span><text:span text:style-name="T89">@Named</text:span><text:span text:style-name="T18">(</text:span><text:span text:style-name="T114">MY_STRING</text:span><text:span text:style-name="T18">)</text:span></text:p>
      <text:p text:style-name="P19"><text:s text:c="4"/><text:span text:style-name="T89">@get:Named</text:span><text:span text:style-name="T18">(</text:span><text:span text:style-name="T114">MY_STRING</text:span><text:span text:style-name="T18">)</text:span></text:p>
      <text:p text:style-name="P19"><text:s text:c="4"/><text:span text:style-name="T78">val </text:span><text:span text:style-name="T113">myString</text:span><text:span text:style-name="T18">: </text:span><text:span text:style-name="T29">String</text:span></text:p>
      <text:p text:style-name="P32">)</text:p>
      <text:p text:style-name="P65"><text:span text:style-name="T58"/></text:p>
      <text:p text:style-name="P63"><text:span text:style-name="T58">Рекомендуется использовать константу в качестве имени.</text:span></text:p>
      <text:p text:style-name="P70"><text:span text:style-name="T65"/></text:p>
      <text:p text:style-name="P68"><text:span text:style-name="T62"/></text:p>
      <text:p text:style-name="P68"><text:span text:style-name="T62">Д</text:span><text:span text:style-name="T58">обавим квалификатор в модуле и компоненте:</text:span></text:p>
      <text:p text:style-name="P68"><text:span text:style-name="T58"/></text:p>
      <text:p text:style-name="P89"><text:span text:style-name="T4">@Module</text:span></text:p>
      <text:p text:style-name="P14"><text:span text:style-name="T77">abstract class </text:span><text:span text:style-name="T28">MyModuleAbstractClass </text:span>{</text:p>
      <text:p text:style-name="P19"><text:s text:c="2"/><text:span text:style-name="T78">companion object </text:span><text:span text:style-name="T18">{</text:span></text:p>
      <text:p text:style-name="P19"><text:s text:c="4"/><text:span text:style-name="T89">@Provides</text:span></text:p>
      <text:p text:style-name="P31"><text:s text:c="4"/><text:span text:style-name="T18">@JvmStatic</text:span></text:p>
      <text:p text:style-name="P19"><text:span text:style-name="T88"><text:s text:c="4"/></text:span><text:span text:style-name="T78">fun </text:span><text:span text:style-name="T107">provideMyDataClass</text:span><text:span text:style-name="T18">(string: </text:span><text:span text:style-name="T29">String</text:span><text:span text:style-name="T18">): </text:span><text:span text:style-name="T29">MyDataClass </text:span><text:span text:style-name="T18">{</text:span></text:p>
      <text:p text:style-name="P19"><text:s text:c="6"/><text:span text:style-name="T78">return </text:span><text:span text:style-name="T18">MyDataClass(string)</text:span></text:p>
      <text:p text:style-name="P19"><text:s text:c="4"/><text:span text:style-name="T18">}</text:span></text:p>
      <text:p text:style-name="P19"><text:s text:c="4"/><text:span text:style-name="T89">@Provides</text:span></text:p>
      <text:p text:style-name="P31"><text:s text:c="4"/><text:span text:style-name="T18">@JvmStatic</text:span></text:p>
      <text:p text:style-name="P31"><text:s text:c="4"/><text:span text:style-name="T18">@MyQualifierKotlin</text:span></text:p>
      <text:p text:style-name="P19"><text:span text:style-name="T88"><text:s text:c="4"/></text:span><text:span text:style-name="T78">fun </text:span><text:span text:style-name="T107">provideMyDataClassNamed</text:span><text:span text:style-name="T18">(</text:span></text:p>
      <text:p text:style-name="P19"><text:s text:c="8"/><text:span text:style-name="T89">@MyQualifierKotlin </text:span><text:span text:style-name="T18">string: </text:span><text:span text:style-name="T29">String</text:span></text:p>
      <text:p text:style-name="P19"><text:span text:style-name="T28"><text:s text:c="4"/></text:span><text:span text:style-name="T18">): </text:span><text:span text:style-name="T29">MyDataClass </text:span><text:span text:style-name="T18">{</text:span></text:p>
      <text:p text:style-name="P19"><text:s text:c="6"/><text:span text:style-name="T78">return </text:span><text:span text:style-name="T18">MyDataClass(string)</text:span></text:p>
      <text:p text:style-name="P19"><text:s text:c="4"/><text:span text:style-name="T18">}</text:span></text:p>
      <text:p text:style-name="P19"><text:s text:c="2"/><text:span text:style-name="T18">}</text:span></text:p>
      <text:p text:style-name="P32">}</text:p>
      <text:p text:style-name="P68"><text:span text:style-name="T58"/></text:p>
      <text:p text:style-name="P68"><text:span text:style-name="T58"/></text:p>
      <text:p text:style-name="P68"><text:soft-page-break/><text:span text:style-name="T97">@Component</text:span><text:span text:style-name="T58">(</text:span></text:p>
      <text:p text:style-name="P19"><text:s text:c="4"/><text:span text:style-name="T18">modules = [ </text:span><text:span text:style-name="T29">MyModuleAbstractClass</text:span><text:span text:style-name="T18">::</text:span><text:span text:style-name="T78">class </text:span><text:span text:style-name="T18">],</text:span></text:p>
      <text:p text:style-name="P19"><text:s text:c="4"/><text:span text:style-name="T18">dependencies = [ </text:span><text:span text:style-name="T29">MyDependenciesClass</text:span><text:span text:style-name="T18">::</text:span><text:span text:style-name="T78">class </text:span><text:span text:style-name="T18">]</text:span></text:p>
      <text:p text:style-name="P14">)</text:p>
      <text:p text:style-name="P14"><text:span text:style-name="T77">interface </text:span><text:span text:style-name="T28">MyComponent </text:span>{</text:p>
      <text:p text:style-name="P14"/>
      <text:p text:style-name="P19"><text:s text:c="2"/><text:span text:style-name="T78">fun </text:span><text:span text:style-name="T107">myClass</text:span><text:span text:style-name="T18">(): </text:span><text:span text:style-name="T29">MyClass</text:span></text:p>
      <text:p text:style-name="P19"><text:span text:style-name="T29"/></text:p>
      <text:p text:style-name="P19"><text:span text:style-name="T28"><text:s text:c="2"/></text:span><text:span text:style-name="T78">fun </text:span><text:span text:style-name="T107">myDataClass</text:span><text:span text:style-name="T18">(): </text:span><text:span text:style-name="T29">MyDataClass</text:span></text:p>
      <text:p text:style-name="P19"><text:span text:style-name="T29"/></text:p>
      <text:p text:style-name="P19"><text:span text:style-name="T28"><text:s text:c="2"/></text:span><text:span text:style-name="T89">@MyQualifierKotlin</text:span></text:p>
      <text:p text:style-name="P19"><text:span text:style-name="T88"><text:s text:c="2"/></text:span><text:span text:style-name="T78">fun </text:span><text:span text:style-name="T107">myDataClassQualified</text:span><text:span text:style-name="T18">(): </text:span><text:span text:style-name="T29">MyDataClass</text:span></text:p>
      <text:p text:style-name="P19"><text:span text:style-name="T29"/></text:p>
      <text:p text:style-name="P19"><text:span text:style-name="T28"><text:s text:c="2"/></text:span><text:span text:style-name="T89">@Component</text:span><text:span text:style-name="T18">.Factory</text:span></text:p>
      <text:p text:style-name="P19"><text:s text:c="2"/><text:span text:style-name="T78">interface </text:span><text:span text:style-name="T29">Factory </text:span><text:span text:style-name="T18">{</text:span></text:p>
      <text:p text:style-name="P19"><text:s text:c="4"/><text:span text:style-name="T78">fun </text:span><text:span text:style-name="T107">create</text:span><text:span text:style-name="T18">(dependencies: </text:span><text:span text:style-name="T29">MyDependenciesClass</text:span><text:span text:style-name="T18">): </text:span><text:span text:style-name="T29">MyComponent</text:span></text:p>
      <text:p text:style-name="P19"><text:span text:style-name="T28"><text:s text:c="2"/></text:span><text:span text:style-name="T18">}</text:span></text:p>
      <text:p text:style-name="P32">}</text:p>
      <text:p text:style-name="P69"><text:span text:style-name="T62"/></text:p>
      <text:p text:style-name="P51"><text:span text:style-name="T64">6</text:span><text:span text:style-name="T62">. </text:span><text:span text:style-name="T64">Сабкомпоненты</text:span></text:p>
      <text:p text:style-name="P47"><text:span text:style-name="T62">К</text:span><text:span text:style-name="T58">аждый компонент должен быть самодостаточен и иметь полный набор объявлений для создания экземпляров зависимостей которые он предоставляет. Сабкомпоненты не обязаны иметь полный набор, если недостающие завис</text:span><text:span text:style-name="T65">имости предоставит родительский компонент</text:span></text:p>
      <text:p text:style-name="P71"><text:span text:style-name="T101">@Subcomponent</text:span></text:p>
      <text:p text:style-name="P94"><text:span text:style-name="T77">interface </text:span><text:span text:style-name="T28">MySubcomponent </text:span>{</text:p>
      <text:p text:style-name="P96"><text:s text:c="2"/><text:span text:style-name="T78">fun </text:span><text:span text:style-name="T107">mySubDataClass</text:span><text:span text:style-name="T18">(): </text:span><text:span text:style-name="T29">MySubDataClass</text:span></text:p>
      <text:p text:style-name="P32">}</text:p>
      <text:p text:style-name="P47"><text:span text:style-name="T85">data class </text:span><text:span text:style-name="T65">MySubDataClass </text:span><text:span text:style-name="T101">@Inject </text:span><text:span text:style-name="T85">constructor</text:span><text:span text:style-name="T65">(</text:span></text:p>
      <text:p text:style-name="P19"><text:s text:c="4"/><text:span text:style-name="T78">val </text:span><text:span text:style-name="T113">myData</text:span><text:span text:style-name="T18">: </text:span><text:span text:style-name="T29">String</text:span></text:p>
      <text:p text:style-name="P32">)</text:p>
      <text:p text:style-name="P48"><text:span text:style-name="T58">и добавим в компонент следующуй метод:</text:span></text:p>
      <text:p text:style-name="P48"><text:span text:style-name="T81">fun </text:span><text:span text:style-name="T110">plusMySubcomponent</text:span><text:span text:style-name="T58">(): MySubcomponent</text:span></text:p>
      <text:p text:style-name="P48"><text:span text:style-name="T58">название произвольное, но рекомендуется использовать имя компонента с префиксом </text:span><text:span text:style-name="T110">add</text:span><text:span text:style-name="T58"> или </text:span><text:span text:style-name="T110">plus</text:span><text:span text:style-name="T58">. </text:span></text:p>
      <text:p text:style-name="P48"><text:span text:style-name="T58">Сабкомпоненты удобны в использовании потому, что не нужно явно объявлять зависимости и пробрасывать их через фабрику. Но при большом и </text:span><text:soft-page-break/><text:span text:style-name="T58">разветвленном графе зависимостей можно потерять контроль над тем, откуда берется каждая зависимость.</text:span></text:p>
      <text:p text:style-name="P68"><text:span text:style-name="T58"/></text:p>
      <text:p text:style-name="P68"><text:span text:style-name="T58"/></text:p>
      <text:p text:style-name="P73"><text:span text:style-name="T53">7</text:span><text:span text:style-name="T52">. Скоупы</text:span></text:p>
      <text:p text:style-name="P73"><text:span text:style-name="T52"/></text:p>
      <text:p text:style-name="P90"><text:span text:style-name="T3">@Scope</text:span></text:p>
      <text:p text:style-name="P14"><text:span text:style-name="T88">@Retention</text:span>(<text:span text:style-name="T28">AnnotationRetention</text:span>.<text:span text:style-name="T115">RUNTIME</text:span>)</text:p>
      <text:p text:style-name="P32"><text:span text:style-name="T77">annotation class </text:span><text:span text:style-name="T88">MyScope</text:span></text:p>
      <text:p text:style-name="P77"><text:span text:style-name="T52"/></text:p>
      <text:p text:style-name="P77"><text:span text:style-name="T54">Первоочередная задача скоупа</text:span><text:span text:style-name="T52"> – не давать создавать зависимости вне некоторого компонента. Для этого компонент и класс аннотируются одной и той же аннотацией скоупа:</text:span></text:p>
      <text:p text:style-name="P77"><text:span text:style-name="T52"/></text:p>
      <text:p text:style-name="P91"><text:span text:style-name="T3">@MyScope</text:span></text:p>
      <text:p text:style-name="P14"><text:span text:style-name="T77">class </text:span><text:span text:style-name="T28">MyScopedClass </text:span><text:span text:style-name="T88">@Inject </text:span><text:span text:style-name="T77">constructor</text:span>() <text:span text:style-name="T105">{</text:span></text:p>
      <text:p text:style-name="P41">}</text:p>
      <text:p text:style-name="P77"><text:span text:style-name="T52"/></text:p>
      <text:p text:style-name="P91"><text:span text:style-name="T3">@MyScope</text:span></text:p>
      <text:p text:style-name="P26">@Component</text:p>
      <text:p text:style-name="P14"><text:span text:style-name="T77">interface </text:span><text:span text:style-name="T28">MyScopedComponent </text:span>{</text:p>
      <text:p text:style-name="P19"><text:s text:c="2"/><text:span text:style-name="T78">fun </text:span><text:span text:style-name="T107">myScopedClass</text:span><text:span text:style-name="T18">(): </text:span><text:span text:style-name="T29">MyScopedClass</text:span></text:p>
      <text:p text:style-name="P32">}</text:p>
      <text:p text:style-name="P77"><text:span text:style-name="T52">Теперь dagger не создаст <text:s/></text:span><text:span text:style-name="T41">MyScopedClass вне MyScopedComponent. </text:span><text:span text:style-name="T42">Все остальные компоненты должны получать его через фабричный метод создания компонента.</text:span><text:span text:style-name="T41"> Но его все так же можно создать вручную.</text:span></text:p>
      <text:p text:style-name="P77"><text:span text:style-name="T41"/></text:p>
      <text:p text:style-name="P75"><text:span text:style-name="T56">9</text:span><text:span text:style-name="T52">. </text:span><text:span text:style-name="T56">Инжекция через конструктор и через поля</text:span></text:p>
      <text:p text:style-name="P75"><text:span text:style-name="T56"/></text:p>
      <text:p text:style-name="P82"><text:span text:style-name="T52">Главное, для чего используется dagger – это получить зависимости для их использования. </text:span><text:span text:style-name="T56">Р</text:span><text:span text:style-name="T52">екомендуемый способ инжекции – через конструктор. Но не всегда этот способ доступен. Например, он не применим в классах фреймворка Android, в активити и фрагментах. Для инжекции в активити можно использовать следующий способ:</text:span></text:p>
      <text:p text:style-name="P82"><text:span text:style-name="T52"/></text:p>
      <text:p text:style-name="P82"><text:span text:style-name="T52">1. в активити объявляем инжектируемые поля:</text:span></text:p>
      <text:p text:style-name="P92"><text:span text:style-name="T52">@Inject</text:span></text:p>
      <text:p text:style-name="P32"><text:span text:style-name="T77">lateinit var </text:span><text:span text:style-name="T112">myDataClass</text:span>: <text:span text:style-name="T28">MyDataClass</text:span></text:p>
      <text:p text:style-name="P82"><text:span text:style-name="T52"/></text:p>
      <text:p text:style-name="P82"><text:soft-page-break/><text:span text:style-name="T52">2. </text:span><text:span text:style-name="T68">в компоненте объявляем метод инжекции:</text:span></text:p>
      <text:p text:style-name="P82"><text:span text:style-name="T68"/></text:p>
      <text:p text:style-name="P72"><text:span text:style-name="T86">fun </text:span><text:span text:style-name="T111">inject</text:span><text:span text:style-name="T52">(activity: MainActivity)</text:span></text:p>
      <text:p text:style-name="P82"><text:span text:style-name="T52"/></text:p>
      <text:p text:style-name="P82"><text:span text:style-name="T52">3. создаем экземпляр компонента и вызываем метод инжекции:</text:span></text:p>
      <text:p text:style-name="P82"><text:span text:style-name="T52"/></text:p>
      <text:p text:style-name="P72"><text:span text:style-name="T52">DaggerMyComponent.factory().create(</text:span></text:p>
      <text:p text:style-name="P19"><text:s text:c="4"/><text:span text:style-name="T18">MyDependenciesClass(</text:span><text:span text:style-name="T24">"simpleString"</text:span><text:span text:style-name="T18">, </text:span><text:span text:style-name="T24">"qualifiedString"</text:span><text:span text:style-name="T18">)</text:span></text:p>
      <text:p text:style-name="P32">).inject(<text:span text:style-name="T77">this</text:span>)</text:p>
      <text:p text:style-name="P78"><text:span text:style-name="T41"/></text:p>
      <text:p text:style-name="P74"><text:span text:style-name="T56">10</text:span><text:span text:style-name="T52">. </text:span><text:span text:style-name="T57">AfterInject</text:span></text:p>
      <text:p text:style-name="P80"><text:span text:style-name="T52"/></text:p>
      <text:p text:style-name="P83"><text:span text:style-name="T67">Создание экземпляра класса находится внутри dagger компонента и недоступно для изменения. Если какой-то код нужно выполнить единожды, то его можно разместить в конструкторе класса. Но тут есть опасность утечки конструктора в многопоточной среде. Для выхода из этой ситуации можно аннотировать аннотацией </text:span><text:span text:style-name="T41">@Inject</text:span><text:span text:style-name="T40"> метод и назвать его, например так:</text:span></text:p>
      <text:p text:style-name="P83"><text:span text:style-name="T40"/></text:p>
      <text:p text:style-name="P93"><text:span text:style-name="T67">@Inject</text:span></text:p>
      <text:p text:style-name="P14"><text:span text:style-name="T77">fun </text:span><text:span text:style-name="T106">afterInject</text:span>() {</text:p>
      <text:p text:style-name="P32">}</text:p>
      <text:p text:style-name="P84"><text:span text:style-name="T36">Этот метод будет вызван после выполнения конструктора и он может принимать аргументы.</text:span></text:p>
      <text:p text:style-name="P74"><text:span text:style-name="T55"/></text:p>
      <text:p text:style-name="P74"><text:span text:style-name="T55"/></text:p>
      <text:p text:style-name="P76"><text:span text:style-name="T56">1</text:span><text:span text:style-name="T57">1</text:span><text:span text:style-name="T55">. Ошибки</text:span></text:p>
      <text:p text:style-name="P81"><text:span text:style-name="T66">Страшные на первый взгляд ошибки на самом деле довольно подробно описывают суть. Например, закоментируем код в </text:span><text:span text:style-name="T41">MyDependenciesClass</text:span><text:span text:style-name="T66">. Тогда получим такую ошибку:</text:span></text:p>
      <text:p text:style-name="P79"><text:span text:style-name="T52"/></text:p>
      <text:p text:style-name="P85"><text:span text:style-name="T52">/dagger2tutorial/MyComponent.java:7: error: [Dagger/MissingBinding] java.lang.String cannot be provided without an @Inject constructor or an @Provides-annotated method.</text:span></text:p>
      <text:p text:style-name="P85"><text:span text:style-name="T52">public abstract interface MyComponent {</text:span></text:p>
      <text:p text:style-name="P85"><text:span text:style-name="T52"><text:s text:c="16"/>^</text:span></text:p>
      <text:p text:style-name="P85"><text:span text:style-name="T52"><text:s text:c="6"/>java.lang.String is injected at</text:span></text:p>
      <text:p text:style-name="P85"><text:span text:style-name="T52"><text:s text:c="10"/>ru.romaberendeev.dagger2tutorial.MyModuleAbstractClass.provideMyDataClass(string)</text:span></text:p>
      <text:p text:style-name="P85"><text:span text:style-name="T52"><text:s text:c="6"/>ru.romaberendeev.dagger2tutorial.MyDataClass is requested at</text:span></text:p>
      <text:p text:style-name="P85"><text:span text:style-name="T52"><text:s text:c="10"/>ru.romaberendeev.dagger2tutorial.MyComponent.myDataClass()</text:span></text:p>
      <text:p text:style-name="P79"><text:span text:style-name="T52"/></text:p>
      <text:p text:style-name="P100"><text:soft-page-break/><text:span text:style-name="T52">Читается так: экземпляр класса <text:s/></text:span><text:span text:style-name="T73">String</text:span><text:span text:style-name="T55"> </text:span><text:span text:style-name="T52">не может быть предоставлен в метод </text:span><text:span text:style-name="T73">MyModuleAbstractClass::provideMyDataClass, </text:span><text:span text:style-name="T72">который был вызван в компоненте </text:span><text:span text:style-name="T73">MyComponent:: myDataClass.</text:span></text:p>
      <text:p text:style-name="P99"><text:span text:style-name="T73">Т</text:span><text:span text:style-name="T72">акие ошибки возникают тогда, когда dagger не может связать граф из предоставленных объявлений. Иногда ошибки бывают менее читаемые, например, когда dagger пытается создать зависимость, в которой нужны зависимости со скопами, отличными от скоупа обрабатываемого компонента.</text:span></text:p>
      <text:p text:style-name="P99"><text:span text:style-name="T72">Чтобы правильно готовить dagger нужно лишь понимать, что он лишь связывает объявления с предоставлением зависимостей и нужно объяснить что и откуда взя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62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10:44:02.497768975</meta:creation-date>
    <dc:date>2021-05-09T15:58:13.256122719</dc:date>
    <meta:editing-duration>PT18M5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1" meta:paragraph-count="253" meta:word-count="1389" meta:character-count="11974" meta:non-whitespace-character-count="10487"/>
  </office:meta>
</office:document-meta>
</file>